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B80000019413D200E7.jpg" manifest:media-type=""/>
  <manifest:file-entry manifest:full-path="Pictures/1000000000000180000000EFF3F780BE.jpg" manifest:media-type=""/>
  <manifest:file-entry manifest:full-path="Pictures/1000000000000170000000F5CA91277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ahoma2" svg:font-family="Tahoma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4" svg:font-family="Arial, Arial" style:font-family-generic="swiss" style:font-pitch="variable"/>
    <style:font-face style:name="Berlin Sans FB" svg:font-family="'Berlin Sans FB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Arial3" svg:font-family="Arial, Arial" style:font-family-generic="system" style:font-pitch="variable"/>
    <style:font-face style:name="ArialMT" svg:font-family="ArialMT, 'Arial Unicode MS'" style:font-family-generic="system" style:font-pitch="variable"/>
    <style:font-face style:name="Calibri1" svg:font-family="Calibri" style:font-family-generic="system" style:font-pitch="variable"/>
    <style:font-face style:name="Garamond1" svg:font-family="Garamond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5.566cm" fo:margin-left="-0.002cm" fo:margin-top="0cm" fo:margin-bottom="0cm" table:align="left" style:writing-mode="lr-tb"/>
    </style:style>
    <style:style style:name="Tabla1.A" style:family="table-column">
      <style:table-column-properties style:column-width="8.555cm"/>
    </style:style>
    <style:style style:name="Tabla1.B" style:family="table-column">
      <style:table-column-properties style:column-width="7.011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.B1" style:family="table-cell">
      <style:table-cell-properties fo:background-color="#ffffff" fo:padding-left="0.085cm" fo:padding-right="0.097cm" fo:padding-top="0.097cm" fo:padding-bottom="0.097cm" fo:border="0.25pt solid #000001">
        <style:background-image/>
      </style:table-cell-properties>
    </style:style>
    <style:style style:name="Tabla1.A2" style:family="table-cell">
      <style:table-cell-properties fo:background-color="#ffffff" fo:padding-left="0.08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.B2" style:family="table-cell">
      <style:table-cell-properties fo:background-color="#ffffff" fo:padding-left="0.08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2" style:family="table">
      <style:table-properties style:width="15.871cm" fo:margin-left="0cm" fo:margin-top="0cm" fo:margin-bottom="0cm" table:align="left" style:writing-mode="lr-tb"/>
    </style:style>
    <style:style style:name="Tabla2.A" style:family="table-column">
      <style:table-column-properties style:column-width="7.791cm"/>
    </style:style>
    <style:style style:name="Tabla2.B" style:family="table-column">
      <style:table-column-properties style:column-width="8.0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fffff" fo:padding="0.097cm" fo:border="none">
        <style:background-image/>
      </style:table-cell-properties>
    </style:style>
    <style:style style:name="Tabla3" style:family="table">
      <style:table-properties style:width="15.743cm" fo:margin-left="0.028cm" fo:margin-top="0cm" fo:margin-bottom="0cm" table:align="left" style:writing-mode="lr-tb"/>
    </style:style>
    <style:style style:name="Tabla3.A" style:family="table-column">
      <style:table-column-properties style:column-width="8.673cm"/>
    </style:style>
    <style:style style:name="Tabla3.B" style:family="table-column">
      <style:table-column-properties style:column-width="7.07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ffffff" fo:padding="0.097cm" fo:border="0.05pt solid #000000">
        <style:background-image/>
      </style:table-cell-properties>
    </style:style>
    <style:style style:name="Tabla3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language="es" fo:country="CO" style:language-asian="es" style:country-asian="CO" style:font-size-complex="10pt"/>
    </style:style>
    <style:style style:name="P2" style:family="paragraph" style:parent-style-name="Header">
      <style:text-properties style:font-name="Arial" style:font-name-complex="Arial"/>
    </style:style>
    <style:style style:name="P3" style:family="paragraph" style:parent-style-name="Text_20_body">
      <style:paragraph-properties fo:text-align="justify" style:justify-single-word="false"/>
      <style:text-properties fo:color="#00000a" style:font-name="Verdana" fo:font-size="11pt" fo:font-weight="bold" officeooo:paragraph-rsid="00284eba" style:font-size-asian="11pt" style:font-weight-asian="bold" style:font-name-complex="Verdana1" style:font-size-complex="11pt"/>
    </style:style>
    <style:style style:name="P4" style:family="paragraph" style:parent-style-name="Text_20_body">
      <style:paragraph-properties fo:text-align="justify" style:justify-single-word="false"/>
      <style:text-properties style:font-name="Verdana" fo:font-size="11pt" officeooo:paragraph-rsid="00284eba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fo:color="#000000" style:font-name="Tahoma1" fo:font-size="11.5pt" fo:language="es" fo:country="CO" fo:font-weight="bold" officeooo:paragraph-rsid="00284eba" fo:background-color="#ffffff" style:font-name-asian="Times New Roman1" style:font-size-asian="11.5pt" style:language-asian="es" style:country-asian="CO" style:font-weight-asian="bold" style:font-name-complex="Arial2" style:font-size-complex="11.5pt" style:language-complex="ar" style:country-complex="SA" style:font-weight-complex="bold"/>
    </style:style>
    <style:style style:name="P6" style:family="paragraph" style:parent-style-name="Pa1_2b_1">
      <style:paragraph-properties fo:line-height="100%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99cm" fo:text-align="justify" style:justify-single-word="false" fo:orphans="0" fo:widows="0" fo:hyphenation-ladder-count="no-limit" fo:text-indent="0cm" style:auto-text-indent="false" fo:background-color="#ffffff">
        <style:background-image/>
      </style:paragraph-properties>
      <style:text-properties fo:color="#000000" style:font-name="Verdana" fo:font-size="11pt" fo:language="es" fo:country="CO" style:text-underline-style="none" fo:font-weight="normal" officeooo:paragraph-rsid="001c4641" style:font-size-asian="11pt" style:language-asian="es" style:country-asian="CO" style:font-weight-asian="normal" style:font-name-complex="Arial2" style:font-size-complex="11pt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99cm" fo:text-align="justify" style:justify-single-word="false" fo:text-indent="0cm" style:auto-text-indent="false" fo:background-color="#ffffff">
        <style:background-image/>
      </style:paragraph-properties>
      <style:text-properties fo:color="#000000" style:font-name="Verdana" fo:font-size="11pt" fo:language="es" fo:country="CO" fo:font-weight="bold" officeooo:paragraph-rsid="001eabe2" style:font-name-asian="Calibri1" style:font-size-asian="11pt" style:language-asian="en" style:country-asian="US" style:font-weight-asian="bold" style:font-name-complex="Tahoma3" style:font-size-complex="11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99cm" fo:text-align="justify" style:justify-single-word="false" fo:text-indent="0cm" style:auto-text-indent="false" fo:background-color="#ffffff">
        <style:background-image/>
      </style:paragraph-properties>
      <style:text-properties style:font-name="Verdana" fo:font-size="11pt" officeooo:paragraph-rsid="001eabe2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99cm" fo:text-align="justify" style:justify-single-word="false" fo:text-indent="0cm" style:auto-text-indent="false" fo:background-color="#ffffff">
        <style:background-image/>
      </style:paragraph-properties>
      <style:text-properties style:font-name="Verdana" fo:font-size="11pt" officeooo:paragraph-rsid="0018627c" style:font-size-asian="11pt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99cm" fo:text-align="justify" style:justify-single-word="false" fo:text-indent="0cm" style:auto-text-indent="false" fo:background-color="#ffffff">
        <style:background-image/>
      </style:paragraph-properties>
      <style:text-properties style:font-name="Arial" fo:font-size="9pt" officeooo:paragraph-rsid="0018627c" style:font-size-asian="9pt" style:font-size-complex="9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99cm" fo:text-align="justify" style:justify-single-word="false" fo:text-indent="0cm" style:auto-text-indent="false" fo:background-color="#ffffff">
        <style:background-image/>
      </style:paragraph-properties>
      <style:text-properties style:font-name="Arial" fo:font-size="11pt" officeooo:paragraph-rsid="0018627c" style:font-size-asian="11pt" style:font-size-complex="11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0.499cm" fo:text-align="justify" style:justify-single-word="false" fo:text-indent="0cm" style:auto-text-indent="false" fo:background-color="#ffffff">
        <style:background-image/>
      </style:paragraph-properties>
      <style:text-properties style:font-name="Arial" fo:font-size="9pt" officeooo:paragraph-rsid="0018627c" fo:background-color="#ffffff" style:font-size-asian="9pt" style:font-name-complex="Arial2" style:font-size-complex="9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499cm" fo:text-align="justify" style:justify-single-word="false" fo:orphans="0" fo:widows="0" fo:text-indent="0cm" style:auto-text-indent="false"/>
      <style:text-properties fo:color="#000000" style:font-name="Verdana" fo:font-size="11pt" fo:font-weight="normal" officeooo:paragraph-rsid="0018627c" style:font-size-asian="11pt" style:font-weight-asian="normal" style:font-name-complex="Arial2" style:font-size-complex="11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499cm" fo:text-align="center" style:justify-single-word="false" fo:orphans="0" fo:widows="0" fo:text-indent="0cm" style:auto-text-indent="false"/>
      <style:text-properties style:font-name="Verdana" fo:font-size="11pt" officeooo:paragraph-rsid="0018627c" style:font-size-asian="11pt" style:font-size-complex="11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499cm" fo:text-align="justify" style:justify-single-word="false" fo:text-indent="0cm" style:auto-text-indent="false"/>
      <style:text-properties style:font-name="Arial" fo:font-size="9pt" officeooo:paragraph-rsid="00496807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0.499cm" fo:text-align="center" style:justify-single-word="false" fo:text-indent="0cm" style:auto-text-indent="false"/>
      <style:text-properties style:font-name="Arial" fo:font-size="9pt" fo:font-weight="bold" officeooo:paragraph-rsid="0018627c" fo:background-color="#ffffff" style:font-size-asian="9pt" style:font-weight-asian="bold" style:font-name-complex="Arial2" style:font-size-complex="9pt" style:font-weight-complex="bold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0.499cm" fo:text-align="justify" style:justify-single-word="false" fo:text-indent="0cm" style:auto-text-indent="false"/>
      <style:text-properties style:font-name="Arial" fo:font-size="9pt" fo:font-weight="normal" officeooo:paragraph-rsid="0018627c" fo:background-color="#ffffff" style:font-size-asian="9pt" style:font-weight-asian="normal" style:font-name-complex="Arial2" style:font-size-complex="9pt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line-height="0.499cm" fo:text-align="justify" style:justify-single-word="false" fo:text-indent="0cm" style:auto-text-indent="false"/>
      <style:text-properties style:font-name="Arial" fo:font-size="9pt" officeooo:paragraph-rsid="0018627c" fo:background-color="#ffffff" style:font-size-asian="9pt" style:font-name-complex="Arial2" style:font-size-complex="9pt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0.499cm" fo:text-align="justify" style:justify-single-word="false" fo:text-indent="0cm" style:auto-text-indent="false"/>
      <style:text-properties fo:color="#000000" style:font-name="Verdana" fo:font-size="11pt" fo:language="es" fo:country="CO" fo:font-weight="normal" officeooo:rsid="0021d519" officeooo:paragraph-rsid="00266ebd" fo:background-color="#ffffff" style:font-name-asian="Times New Roman1" style:font-size-asian="11pt" style:language-asian="es" style:country-asian="CO" style:font-weight-asian="normal" style:font-name-complex="Arial2" style:font-size-complex="11pt" style:language-complex="ar" style:country-complex="SA" style:font-weight-complex="normal"/>
    </style:style>
    <style:style style:name="P22" style:family="paragraph" style:parent-style-name="Texto_20_independiente_20_31">
      <style:paragraph-properties fo:margin-left="0cm" fo:margin-right="0cm" fo:margin-top="0cm" fo:margin-bottom="0cm" style:contextual-spacing="false" fo:line-height="0.499cm" fo:text-align="justify" style:justify-single-word="false" fo:orphans="0" fo:widows="0" fo:text-indent="0cm" style:auto-text-indent="false"/>
      <style:text-properties fo:color="#000000" style:font-name="Verdana" fo:font-size="10.5pt" fo:font-style="normal" style:text-underline-style="none" fo:font-weight="normal" officeooo:paragraph-rsid="0018627c" fo:background-color="#ffffff" style:font-name-asian="Calibri1" style:font-size-asian="10.5pt" style:language-asian="en" style:country-asian="US" style:font-style-asian="normal" style:font-weight-asian="normal" style:font-name-complex="Tahoma3" style:font-size-complex="10.5pt" style:font-style-complex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0.499cm" fo:text-align="justify" style:justify-single-word="false" fo:orphans="0" fo:widows="0" fo:text-indent="0cm" style:auto-text-indent="false"/>
      <style:text-properties fo:color="#000000" style:font-name="Verdana" fo:font-size="11pt" fo:language="es" fo:country="CO" fo:font-style="normal" style:text-underline-style="none" fo:font-weight="normal" officeooo:paragraph-rsid="00496807" fo:background-color="#ffffff" style:font-name-asian="Times New Roman1" style:font-size-asian="11pt" style:language-asian="es" style:country-asian="CO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0.499cm" fo:text-align="justify" style:justify-single-word="false" fo:orphans="0" fo:widows="0" fo:text-indent="0cm" style:auto-text-indent="false"/>
      <style:text-properties fo:color="#000000" style:font-name="Verdana" fo:font-size="8pt" fo:language="es" fo:country="CO" fo:font-style="normal" style:text-underline-style="none" fo:font-weight="normal" officeooo:paragraph-rsid="00496807" fo:background-color="#ffffff" style:font-name-asian="Times New Roman1" style:font-size-asian="8pt" style:language-asian="es" style:country-asian="CO" style:font-style-asian="normal" style:font-weight-asian="normal" style:font-name-complex="Arial2" style:font-size-complex="8pt" style:language-complex="ar" style:country-complex="SA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0.499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Arial" fo:font-size="7pt" fo:font-weight="normal" officeooo:rsid="0026aa00" officeooo:paragraph-rsid="0026aa00" fo:background-color="transparent" style:font-size-asian="7pt" style:font-weight-asian="normal" style:font-name-complex="Tahoma3" style:font-size-complex="7pt" style:font-weight-complex="normal"/>
    </style:style>
    <style:style style:name="P26" style:family="paragraph" style:parent-style-name="Standard">
      <style:paragraph-properties fo:margin-left="0cm" fo:margin-right="0cm" fo:line-height="0.499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Arial" fo:font-size="7pt" fo:font-weight="normal" officeooo:rsid="0026aa00" officeooo:paragraph-rsid="002a49d8" fo:background-color="transparent" style:font-size-asian="7pt" style:font-weight-asian="normal" style:font-name-complex="Tahoma3" style:font-size-complex="7pt" style:font-weight-complex="normal"/>
    </style:style>
    <style:style style:name="P27" style:family="paragraph" style:parent-style-name="Standard">
      <style:paragraph-properties fo:margin-left="0cm" fo:margin-right="0cm" fo:line-height="0.499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Arial" fo:font-size="7pt" fo:language="es" fo:country="ES" fo:font-weight="normal" officeooo:rsid="0026aa00" officeooo:paragraph-rsid="002a49d8" fo:background-color="transparent" style:font-name-asian="Times New Roman" style:font-size-asian="7pt" style:language-asian="zh" style:country-asian="CN" style:font-weight-asian="normal" style:font-name-complex="Tahoma3" style:font-size-complex="7pt" style:language-complex="ar" style:country-complex="SA" style:font-weight-complex="normal"/>
    </style:style>
    <style:style style:name="P28" style:family="paragraph" style:parent-style-name="Standard">
      <style:paragraph-properties fo:margin-left="0cm" fo:margin-right="0cm" fo:line-height="0.499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Verdana" fo:font-size="11pt" fo:font-weight="normal" officeooo:rsid="0026aa00" officeooo:paragraph-rsid="0026aa00" fo:background-color="transparent" style:font-size-asian="11pt" style:font-weight-asian="normal" style:font-name-complex="Tahoma3" style:font-size-complex="11pt" style:font-weight-complex="normal"/>
    </style:style>
    <style:style style:name="P29" style:family="paragraph" style:parent-style-name="Standard">
      <style:paragraph-properties fo:margin-left="0cm" fo:margin-right="0cm" fo:line-height="0.499cm" fo:text-align="justify" style:justify-single-word="false" fo:text-indent="0cm" style:auto-text-indent="false" fo:background-color="#ffffff">
        <style:background-image/>
      </style:paragraph-properties>
      <style:text-properties style:font-name="Verdana" fo:font-size="11pt" officeooo:paragraph-rsid="0018627c" style:font-size-asian="11pt" style:font-size-complex="11pt"/>
    </style:style>
    <style:style style:name="P30" style:family="paragraph" style:parent-style-name="Text_20_body" style:master-page-name="Standard">
      <style:paragraph-properties fo:margin-left="0cm" fo:margin-right="0cm" fo:margin-top="0cm" fo:margin-bottom="0cm" style:contextual-spacing="false" fo:line-height="0.499cm" fo:text-align="justify" style:justify-single-word="false" fo:orphans="0" fo:widows="0" fo:hyphenation-ladder-count="no-limit" fo:text-indent="0cm" style:auto-text-indent="false" style:page-number="auto" fo:background-color="#ffffff">
        <style:background-image/>
      </style:paragraph-properties>
      <style:text-properties officeooo:paragraph-rsid="005a75cc" fo:hyphenate="false" fo:hyphenation-remain-char-count="2" fo:hyphenation-push-char-count="2"/>
    </style:style>
    <style:style style:name="P31" style:family="paragraph" style:parent-style-name="Text_20_body" style:master-page-name="Standard">
      <style:paragraph-properties fo:margin-left="0cm" fo:margin-right="0cm" fo:margin-top="0cm" fo:margin-bottom="0cm" style:contextual-spacing="false" fo:line-height="0.499cm" fo:text-align="justify" style:justify-single-word="false" fo:orphans="0" fo:widows="0" fo:hyphenation-ladder-count="no-limit" fo:text-indent="0cm" style:auto-text-indent="false" style:page-number="auto" fo:background-color="#ffffff">
        <style:background-image/>
      </style:paragraph-properties>
      <style:text-properties fo:font-variant="normal" fo:text-transform="none" fo:color="#000000" style:text-line-through-style="none" style:font-name="Arial" fo:font-size="10.5pt" fo:letter-spacing="normal" fo:language="es" fo:country="CO" fo:font-style="normal" style:text-underline-style="none" fo:font-weight="bold" officeooo:rsid="00bb8308" officeooo:paragraph-rsid="004dfeea" style:text-blinking="false" fo:background-color="transparent" style:font-name-asian="Calibri" style:font-size-asian="10.5pt" style:language-asian="en" style:country-asian="US" style:font-style-asian="normal" style:font-weight-asian="bold" style:font-name-complex="Arial" style:font-size-complex="10.5pt" style:language-complex="ar" style:country-complex="SA" style:font-style-complex="normal" style:font-weight-complex="bold" fo:hyphenate="false" fo:hyphenation-remain-char-count="2" fo:hyphenation-push-char-count="2"/>
    </style:style>
    <style:style style:name="T1" style:family="text">
      <style:text-properties fo:color="#00000a" fo:font-weight="bold" style:font-weight-asian="bold" style:font-name-complex="Verdana1"/>
    </style:style>
    <style:style style:name="T2" style:family="text">
      <style:text-properties fo:color="#00000a" fo:background-color="#ffffff" style:font-name-complex="Arial2"/>
    </style:style>
    <style:style style:name="T3" style:family="text">
      <style:text-properties fo:color="#000000" fo:language="es" fo:country="CO" fo:font-weight="bold" fo:background-color="#ffffff" style:font-name-asian="Times New Roman1" style:language-asian="es" style:country-asian="CO" style:font-weight-asian="bold" style:font-name-complex="Arial2" style:language-complex="ar" style:country-complex="SA" style:font-weight-complex="bold"/>
    </style:style>
    <style:style style:name="T4" style:family="text">
      <style:text-properties fo:color="#000000" fo:language="es" fo:country="CO" fo:font-weight="bold" style:font-name-asian="Calibri1" style:language-asian="en" style:country-asian="US" style:font-weight-asian="bold" style:font-name-complex="Tahoma3" style:font-weight-complex="bold"/>
    </style:style>
    <style:style style:name="T5" style:family="text">
      <style:text-properties fo:color="#000000" fo:language="es" fo:country="CO" fo:font-weight="normal" style:font-name-asian="Calibri1" style:language-asian="en" style:country-asian="US" style:font-weight-asian="normal" style:font-name-complex="Tahoma3" style:font-weight-complex="normal"/>
    </style:style>
    <style:style style:name="T6" style:family="text">
      <style:text-properties fo:color="#000000" style:text-outline="false" style:text-line-through-style="none" style:font-name="Verdana" fo:font-size="11pt" fo:language="es" fo:country="ES" fo:font-style="normal" fo:text-shadow="none" style:text-underline-style="none" fo:font-weight="normal" style:font-name-asian="Times New Roman1" style:font-size-asian="11pt" style:language-asian="zxx" style:country-asian="none" style:font-style-asian="normal" style:font-weight-asian="normal" style:font-name-complex="Tahoma3" style:font-size-complex="11pt" style:language-complex="ar" style:country-complex="SA" style:font-style-complex="normal" style:font-weight-complex="normal" style:text-emphasize="none"/>
    </style:style>
    <style:style style:name="T7" style:family="text">
      <style:text-properties fo:color="#000000" fo:font-weight="normal" style:font-weight-asian="normal" style:font-name-complex="Arial2" style:font-weight-complex="normal"/>
    </style:style>
    <style:style style:name="T8" style:family="text">
      <style:text-properties fo:color="#000000" fo:font-size="8pt" fo:language="es" fo:country="CO" fo:font-style="normal" fo:font-weight="normal" officeooo:rsid="002da767" fo:background-color="#ffffff" style:font-name-asian="Times New Roman1" style:font-size-asian="8pt" style:language-asian="es" style:country-asian="CO" style:font-style-asian="normal" style:font-weight-asian="normal" style:font-name-complex="Arial2" style:font-size-complex="8pt" style:language-complex="ar" style:country-complex="SA" style:font-style-complex="normal" style:font-weight-complex="normal"/>
    </style:style>
    <style:style style:name="T9" style:family="text">
      <style:text-properties fo:color="#000000" style:font-name="Verdana" fo:font-size="11pt" fo:language="es" fo:country="ES" fo:font-weight="bold" style:font-name-asian="Times New Roman1" style:font-size-asian="11pt" style:font-weight-asian="bold" style:font-name-complex="Tahoma3" style:font-size-complex="11pt" style:language-complex="ar" style:country-complex="SA"/>
    </style:style>
    <style:style style:name="T10" style:family="text">
      <style:text-properties fo:color="#000000" style:font-name="Verdana" fo:font-size="11pt" fo:language="es" fo:country="ES" fo:font-weight="bold" style:font-name-asian="Times New Roman1" style:font-size-asian="11pt" style:font-weight-asian="bold" style:font-name-complex="Tahoma3" style:font-size-complex="11pt" style:language-complex="ar" style:country-complex="SA" style:font-weight-complex="bold"/>
    </style:style>
    <style:style style:name="T11" style:family="text">
      <style:text-properties fo:color="#000000" style:font-name="Verdana" fo:font-size="11pt" fo:language="es" fo:country="ES" fo:font-weight="bold" officeooo:rsid="005a75cc" style:font-name-asian="Times New Roman1" style:font-size-asian="11pt" style:font-weight-asian="bold" style:font-name-complex="Tahoma3" style:font-size-complex="11pt" style:language-complex="ar" style:country-complex="SA"/>
    </style:style>
    <style:style style:name="T12" style:family="text">
      <style:text-properties fo:color="#000000" style:font-name="Verdana" fo:font-size="11pt" fo:language="es" fo:country="ES" fo:font-weight="bold" style:font-name-asian="Times New Roman1" style:font-size-asian="11pt" style:language-asian="zh" style:country-asian="CN" style:font-weight-asian="bold" style:font-name-complex="Verdana1" style:font-size-complex="11pt" style:language-complex="ar" style:country-complex="SA" style:font-weight-complex="bold"/>
    </style:style>
    <style:style style:name="T13" style:family="text">
      <style:text-properties fo:color="#000000" style:font-name="Verdana" fo:font-size="11pt" fo:language="es" fo:country="ES" fo:font-weight="bold" officeooo:rsid="00304197" style:font-name-asian="Times New Roman1" style:font-size-asian="11pt" style:language-asian="zh" style:country-asian="CN" style:font-weight-asian="bold" style:font-name-complex="Tahoma3" style:font-size-complex="11pt" style:language-complex="ar" style:country-complex="SA" style:font-weight-complex="bold"/>
    </style:style>
    <style:style style:name="T14" style:family="text">
      <style:text-properties fo:color="#000000" style:font-name="Verdana" fo:font-size="11pt" fo:language="es" fo:country="ES" fo:font-weight="bold" officeooo:rsid="0047bbff" style:font-name-asian="Times New Roman1" style:font-size-asian="11pt" style:language-asian="zh" style:country-asian="CN" style:font-weight-asian="bold" style:font-name-complex="Tahoma3" style:font-size-complex="11pt" style:language-complex="ar" style:country-complex="SA" style:font-weight-complex="bold"/>
    </style:style>
    <style:style style:name="T15" style:family="text">
      <style:text-properties fo:color="#000000" style:font-name="Verdana" fo:font-size="11pt" fo:language="es" fo:country="ES" fo:font-weight="bold" style:font-name-asian="Times New Roman1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16" style:family="text">
      <style:text-properties fo:color="#000000" style:font-name="Verdana" fo:font-size="11pt" fo:language="es" fo:country="ES" fo:font-weight="bold" officeooo:rsid="001c4641" style:font-name-asian="Times New Roman1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17" style:family="text">
      <style:text-properties fo:color="#000000" style:font-name="Verdana" fo:font-size="11pt" fo:language="es" fo:country="ES" fo:font-weight="bold" style:font-name-asian="Times New Roman1" style:font-size-asian="11pt" style:language-asian="es" style:country-asian="CO" style:font-weight-asian="bold" style:font-name-complex="Verdana1" style:font-size-complex="11pt" style:language-complex="ar" style:country-complex="SA" style:font-weight-complex="bold"/>
    </style:style>
    <style:style style:name="T18" style:family="text">
      <style:text-properties fo:color="#000000" style:font-name="Verdana" fo:font-size="11pt" fo:language="es" fo:country="ES" fo:font-weight="bold" officeooo:rsid="003c7f10" style:font-name-asian="Times New Roman1" style:font-size-asian="11pt" style:language-asian="es" style:country-asian="CO" style:font-weight-asian="bold" style:font-name-complex="Verdana1" style:font-size-complex="11pt" style:language-complex="ar" style:country-complex="SA" style:font-weight-complex="bold"/>
    </style:style>
    <style:style style:name="T19" style:family="text">
      <style:text-properties fo:color="#000000" style:font-name="Verdana" fo:font-size="11pt" fo:language="es" fo:country="ES" fo:font-weight="bold" officeooo:rsid="0028a4fa" style:font-name-asian="Times New Roman1" style:font-size-asian="11pt" style:language-asian="es" style:country-asian="CO" style:font-weight-asian="bold" style:font-name-complex="Verdana1" style:font-size-complex="11pt" style:language-complex="ar" style:country-complex="SA" style:font-weight-complex="bold"/>
    </style:style>
    <style:style style:name="T20" style:family="text">
      <style:text-properties fo:color="#000000" style:font-name="Verdana" fo:font-size="11pt" fo:language="es" fo:country="ES" fo:font-weight="bold" style:font-name-asian="Times New Roman1" style:font-size-asian="11pt" style:language-asian="es" style:country-asian="CO" style:font-weight-asian="bold" style:font-name-complex="Verdana1" style:font-size-complex="11pt" style:language-complex="ar" style:country-complex="SA" style:font-weight-complex="normal"/>
    </style:style>
    <style:style style:name="T21" style:family="text">
      <style:text-properties fo:color="#000000" style:font-name="Verdana" fo:font-size="11pt" fo:language="es" fo:country="ES" fo:font-weight="bold" fo:background-color="#ffffff" style:font-name-asian="Times New Roman1" style:font-size-asian="11pt" style:language-asian="zh" style:country-asian="CN" style:font-weight-asian="bold" style:font-name-complex="Arial2" style:font-size-complex="11pt" style:language-complex="ar" style:country-complex="SA" style:font-weight-complex="bold"/>
    </style:style>
    <style:style style:name="T22" style:family="text">
      <style:text-properties fo:color="#000000" style:font-name="Verdana" fo:font-size="11pt" fo:language="es" fo:country="ES" fo:font-weight="bold" officeooo:rsid="001b3a3d" fo:background-color="#ffffff" style:font-name-asian="Times New Roman1" style:font-size-asian="11pt" style:language-asian="zh" style:country-asian="CN" style:font-weight-asian="bold" style:font-name-complex="Tahoma3" style:font-size-complex="11pt" style:language-complex="ar" style:country-complex="SA" style:font-weight-complex="bold"/>
    </style:style>
    <style:style style:name="T23" style:family="text">
      <style:text-properties fo:color="#000000" style:font-name="Verdana" fo:font-size="11pt" fo:language="es" fo:country="ES" fo:font-weight="bold" fo:background-color="#ffffff" style:font-size-asian="11pt" style:font-weight-asian="bold" style:font-name-complex="Arial" style:font-size-complex="11pt" style:font-weight-complex="bold"/>
    </style:style>
    <style:style style:name="T24" style:family="text">
      <style:text-properties fo:color="#000000" style:font-name="Verdana" fo:font-size="11pt" fo:language="es" fo:country="ES" fo:font-weight="bold" officeooo:rsid="0047bbff" fo:background-color="#ffffff" style:font-size-asian="11pt" style:font-weight-asian="bold" style:font-name-complex="Arial" style:font-size-complex="11pt" style:font-weight-complex="bold"/>
    </style:style>
    <style:style style:name="T25" style:family="text">
      <style:text-properties fo:color="#000000" style:font-name="Verdana" fo:font-size="11pt" fo:language="es" fo:country="ES" fo:font-weight="bold" officeooo:rsid="001c4641" fo:background-color="#ffffff" style:font-size-asian="11pt" style:font-weight-asian="bold" style:font-name-complex="Arial" style:font-size-complex="11pt" style:font-weight-complex="bold"/>
    </style:style>
    <style:style style:name="T26" style:family="text">
      <style:text-properties fo:color="#000000" style:font-name="Verdana" fo:font-size="11pt" fo:language="es" fo:country="ES" fo:font-weight="bold" officeooo:rsid="001b3a3d" fo:background-color="#ffffff" style:font-size-asian="11pt" style:font-weight-asian="bold" style:font-name-complex="Arial" style:font-size-complex="11pt" style:font-weight-complex="bold"/>
    </style:style>
    <style:style style:name="T27" style:family="text">
      <style:text-properties fo:color="#000000" style:font-name="Verdana" fo:font-size="11pt" fo:language="es" fo:country="ES" fo:font-weight="bold" fo:background-color="#ffffff" style:font-size-asian="11pt" style:font-weight-asian="bold" style:font-name-complex="Verdana1" style:font-size-complex="11pt" style:font-weight-complex="bold"/>
    </style:style>
    <style:style style:name="T28" style:family="text">
      <style:text-properties fo:color="#000000" style:font-name="Verdana" fo:font-size="11pt" fo:language="es" fo:country="ES" fo:font-weight="bold" fo:background-color="#ffffff" style:font-size-asian="11pt" style:font-weight-asian="bold" style:font-name-complex="Arial2" style:font-size-complex="11pt" style:font-weight-complex="bold"/>
    </style:style>
    <style:style style:name="T29" style:family="text">
      <style:text-properties fo:color="#000000" style:font-name="Verdana" fo:font-size="11pt" fo:language="es" fo:country="ES" fo:font-weight="bold" style:font-size-asian="11pt" style:font-weight-asian="bold" style:font-name-complex="Tahoma3" style:font-size-complex="11pt" style:font-weight-complex="bold"/>
    </style:style>
    <style:style style:name="T30" style:family="text">
      <style:text-properties fo:color="#000000" style:font-name="Verdana" fo:font-size="11pt" fo:language="es" fo:country="ES" fo:font-weight="bold" style:font-size-asian="11pt" style:font-weight-asian="bold" style:font-name-complex="Arial2" style:font-size-complex="11pt" style:font-weight-complex="bold"/>
    </style:style>
    <style:style style:name="T31" style:family="text">
      <style:text-properties fo:color="#000000" style:font-name="Verdana" fo:font-size="11pt" fo:language="es" fo:country="ES" style:font-name-asian="Times New Roman1" style:font-size-asian="11pt" style:font-name-complex="Tahoma3" style:font-size-complex="11pt" style:language-complex="ar" style:country-complex="SA"/>
    </style:style>
    <style:style style:name="T32" style:family="text">
      <style:text-properties fo:color="#000000" style:font-name="Verdana" fo:font-size="11pt" fo:language="es" fo:country="ES" style:font-name-asian="Times New Roman1" style:font-size-asian="11pt" style:font-name-complex="Tahoma3" style:font-size-complex="11pt" style:language-complex="ar" style:country-complex="SA" style:font-weight-complex="bold"/>
    </style:style>
    <style:style style:name="T33" style:family="text">
      <style:text-properties fo:color="#000000" style:font-name="Verdana" fo:font-size="11pt" fo:language="es" fo:country="ES" officeooo:rsid="006068a4" style:font-name-asian="Times New Roman1" style:font-size-asian="11pt" style:font-name-complex="Tahoma3" style:font-size-complex="11pt" style:language-complex="ar" style:country-complex="SA"/>
    </style:style>
    <style:style style:name="T34" style:family="text">
      <style:text-properties fo:color="#000000" style:font-name="Verdana" fo:font-size="11pt" fo:language="es" fo:country="ES" style:font-name-asian="Times New Roman1" style:font-size-asian="11pt" style:language-asian="zh" style:country-asian="CN" style:font-name-complex="Tahoma3" style:font-size-complex="11pt" style:language-complex="ar" style:country-complex="SA"/>
    </style:style>
    <style:style style:name="T35" style:family="text">
      <style:text-properties fo:color="#000000" style:font-name="Verdana" fo:font-size="11pt" fo:language="es" fo:country="ES" style:font-name-asian="Times New Roman1" style:font-size-asian="11pt" style:language-asian="zh" style:country-asian="CN" style:font-name-complex="Arial2" style:font-size-complex="11pt" style:language-complex="ar" style:country-complex="SA"/>
    </style:style>
    <style:style style:name="T36" style:family="text">
      <style:text-properties fo:color="#000000" style:font-name="Verdana" fo:font-size="11pt" fo:language="es" fo:country="ES" fo:font-weight="normal" style:font-name-asian="Times New Roman1" style:font-size-asian="11pt" style:language-asian="zh" style:country-asian="CN" style:font-weight-asian="normal" style:font-name-complex="Tahoma3" style:font-size-complex="11pt" style:language-complex="ar" style:country-complex="SA" style:font-weight-complex="normal"/>
    </style:style>
    <style:style style:name="T37" style:family="text">
      <style:text-properties fo:color="#000000" style:font-name="Verdana" fo:font-size="11pt" fo:language="es" fo:country="ES" fo:font-weight="normal" officeooo:rsid="006068a4" style:font-name-asian="Times New Roman1" style:font-size-asian="11pt" style:language-asian="zh" style:country-asian="CN" style:font-weight-asian="normal" style:font-name-complex="Tahoma3" style:font-size-complex="11pt" style:language-complex="ar" style:country-complex="SA" style:font-weight-complex="normal"/>
    </style:style>
    <style:style style:name="T38" style:family="text">
      <style:text-properties fo:color="#000000" style:font-name="Verdana" fo:font-size="11pt" fo:language="es" fo:country="ES" fo:font-weight="normal" style:font-name-asian="Times New Roman1" style:font-size-asian="11pt" style:language-asian="zh" style:country-asian="CN" style:font-weight-asian="normal" style:font-name-complex="Arial2" style:font-size-complex="11pt" style:language-complex="ar" style:country-complex="SA" style:font-weight-complex="normal"/>
    </style:style>
    <style:style style:name="T39" style:family="text">
      <style:text-properties fo:color="#000000" style:font-name="Verdana" fo:font-size="11pt" fo:language="es" fo:country="ES" fo:font-weight="normal" style:font-name-asian="Times New Roman1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T40" style:family="text">
      <style:text-properties fo:color="#000000" style:font-name="Verdana" fo:font-size="11pt" fo:language="es" fo:country="ES" fo:font-weight="normal" style:font-name-asian="Times New Roman1" style:font-size-asian="11pt" style:language-asian="es" style:country-asian="CO" style:font-weight-asian="normal" style:font-name-complex="Verdana1" style:font-size-complex="11pt" style:language-complex="ar" style:country-complex="SA" style:font-weight-complex="normal"/>
    </style:style>
    <style:style style:name="T41" style:family="text">
      <style:text-properties fo:color="#000000" style:font-name="Verdana" fo:font-size="11pt" fo:language="es" fo:country="ES" fo:font-weight="normal" officeooo:rsid="004b2431" style:font-name-asian="Times New Roman1" style:font-size-asian="11pt" style:language-asian="es" style:country-asian="CO" style:font-weight-asian="normal" style:font-name-complex="Verdana1" style:font-size-complex="11pt" style:language-complex="ar" style:country-complex="SA" style:font-weight-complex="normal"/>
    </style:style>
    <style:style style:name="T42" style:family="text">
      <style:text-properties fo:color="#000000" style:font-name="Verdana" fo:font-size="11pt" fo:language="es" fo:country="ES" fo:font-weight="normal" officeooo:rsid="003c7f10" style:font-name-asian="Times New Roman1" style:font-size-asian="11pt" style:language-asian="es" style:country-asian="CO" style:font-weight-asian="normal" style:font-name-complex="Verdana1" style:font-size-complex="11pt" style:language-complex="ar" style:country-complex="SA" style:font-weight-complex="normal"/>
    </style:style>
    <style:style style:name="T43" style:family="text">
      <style:text-properties fo:color="#000000" style:font-name="Verdana" fo:font-size="11pt" fo:language="es" fo:country="ES" fo:font-weight="normal" style:font-name-asian="Times New Roman1" style:font-size-asian="11pt" style:font-weight-asian="normal" style:font-name-complex="Tahoma3" style:font-size-complex="11pt" style:language-complex="ar" style:country-complex="SA" style:font-weight-complex="normal"/>
    </style:style>
    <style:style style:name="T44" style:family="text">
      <style:text-properties fo:color="#000000" style:font-name="Verdana" fo:font-size="11pt" fo:language="es" fo:country="ES" fo:font-weight="normal" officeooo:rsid="005a75cc" style:font-name-asian="Times New Roman1" style:font-size-asian="11pt" style:font-weight-asian="normal" style:font-name-complex="Tahoma3" style:font-size-complex="11pt" style:language-complex="ar" style:country-complex="SA" style:font-weight-complex="normal"/>
    </style:style>
    <style:style style:name="T45" style:family="text">
      <style:text-properties fo:color="#000000" style:font-name="Verdana" fo:font-size="11pt" fo:language="es" fo:country="ES" fo:font-weight="normal" fo:background-color="#ffffff" style:font-name-asian="Times New Roman1" style:font-size-asian="11pt" style:language-asian="zh" style:country-asian="CN" style:font-weight-asian="normal" style:font-name-complex="Arial2" style:font-size-complex="11pt" style:language-complex="ar" style:country-complex="SA" style:font-weight-complex="normal"/>
    </style:style>
    <style:style style:name="T46" style:family="text">
      <style:text-properties fo:color="#000000" style:font-name="Verdana" fo:font-size="11pt" fo:language="es" fo:country="ES" fo:font-weight="normal" fo:background-color="#ffffff" style:font-name-asian="Times New Roman1" style:font-size-asian="11pt" style:language-asian="zh" style:country-asian="CN" style:font-weight-asian="normal" style:font-name-complex="Tahoma3" style:font-size-complex="11pt" style:language-complex="ar" style:country-complex="SA" style:font-weight-complex="normal"/>
    </style:style>
    <style:style style:name="T47" style:family="text">
      <style:text-properties fo:color="#000000" style:font-name="Verdana" fo:font-size="11pt" fo:language="es" fo:country="ES" fo:font-weight="normal" fo:background-color="#ffffff" style:font-size-asian="11pt" style:font-weight-asian="normal" style:font-name-complex="Tahoma3" style:font-size-complex="11pt" style:font-weight-complex="normal"/>
    </style:style>
    <style:style style:name="T48" style:family="text">
      <style:text-properties fo:color="#000000" style:font-name="Verdana" fo:font-size="11pt" fo:language="es" fo:country="ES" fo:font-weight="normal" officeooo:rsid="003205be" fo:background-color="#ffffff" style:font-size-asian="11pt" style:font-weight-asian="normal" style:font-name-complex="Tahoma3" style:font-size-complex="11pt" style:font-weight-complex="normal"/>
    </style:style>
    <style:style style:name="T49" style:family="text">
      <style:text-properties fo:color="#000000" style:font-name="Verdana" fo:font-size="11pt" fo:language="es" fo:country="ES" fo:font-weight="normal" fo:background-color="#ffffff" style:font-size-asian="11pt" style:font-weight-asian="normal" style:font-name-complex="Verdana1" style:font-size-complex="11pt" style:font-weight-complex="normal"/>
    </style:style>
    <style:style style:name="T50" style:family="text">
      <style:text-properties fo:color="#000000" style:font-name="Verdana" fo:font-size="11pt" fo:language="es" fo:country="ES" fo:font-weight="normal" fo:background-color="#ffffff" style:font-size-asian="11pt" style:font-weight-asian="normal" style:font-name-complex="Arial2" style:font-size-complex="11pt" style:font-weight-complex="normal"/>
    </style:style>
    <style:style style:name="T51" style:family="text">
      <style:text-properties fo:color="#000000" style:font-name="Verdana" fo:font-size="11pt" fo:language="es" fo:country="ES" fo:font-weight="normal" style:font-size-asian="11pt" style:font-weight-asian="normal" style:font-name-complex="Tahoma3" style:font-size-complex="11pt" style:font-weight-complex="normal"/>
    </style:style>
    <style:style style:name="T52" style:family="text">
      <style:text-properties fo:color="#000000" style:font-name="Verdana" fo:font-size="11pt" fo:language="es" fo:country="ES" fo:font-weight="normal" officeooo:rsid="0047d174" style:font-size-asian="11pt" style:font-weight-asian="normal" style:font-name-complex="Tahoma3" style:font-size-complex="11pt" style:font-weight-complex="normal"/>
    </style:style>
    <style:style style:name="T53" style:family="text">
      <style:text-properties fo:color="#000000" style:font-name="Verdana" fo:font-size="11pt" fo:language="es" fo:country="ES" fo:font-weight="normal" style:font-size-asian="11pt" style:font-weight-asian="normal" style:font-name-complex="Arial2" style:font-size-complex="11pt" style:font-weight-complex="normal"/>
    </style:style>
    <style:style style:name="T54" style:family="text">
      <style:text-properties fo:color="#000000" style:font-name="Verdana" fo:font-size="11pt" fo:language="es" fo:country="ES" fo:font-weight="normal" officeooo:rsid="0047d174" style:font-size-asian="11pt" style:font-weight-asian="normal" style:font-name-complex="Arial2" style:font-size-complex="11pt" style:font-weight-complex="normal"/>
    </style:style>
    <style:style style:name="T55" style:family="text">
      <style:text-properties fo:color="#000000" style:font-name="Verdana" fo:font-size="11pt" fo:language="es" fo:country="ES" style:text-underline-style="solid" style:text-underline-width="auto" style:text-underline-color="font-color" fo:font-weight="bold" style:font-name-asian="Times New Roman1" style:font-size-asian="11pt" style:language-asian="zh" style:country-asian="CN" style:font-weight-asian="bold" style:font-name-complex="Verdana1" style:font-size-complex="11pt" style:language-complex="ar" style:country-complex="SA" style:font-weight-complex="bold"/>
    </style:style>
    <style:style style:name="T56" style:family="text">
      <style:text-properties fo:color="#000000" style:font-name="Verdana" fo:font-size="11pt" fo:language="es" fo:country="ES" style:text-underline-style="solid" style:text-underline-width="auto" style:text-underline-color="font-color" fo:font-weight="bold" officeooo:rsid="00916aa4" style:font-name-asian="Times New Roman1" style:font-size-asian="11pt" style:language-asian="zh" style:country-asian="CN" style:font-weight-asian="bold" style:font-name-complex="Verdana1" style:font-size-complex="11pt" style:language-complex="ar" style:country-complex="SA" style:font-weight-complex="bold"/>
    </style:style>
    <style:style style:name="T57" style:family="text">
      <style:text-properties fo:color="#000000" style:font-name="Verdana" fo:font-size="11pt" fo:language="es" fo:country="ES" style:text-underline-style="solid" style:text-underline-width="auto" style:text-underline-color="font-color" fo:font-weight="bold" officeooo:rsid="00366805" style:font-name-asian="Times New Roman1" style:font-size-asian="11pt" style:language-asian="zh" style:country-asian="CN" style:font-weight-asian="bold" style:font-name-complex="Verdana1" style:font-size-complex="11pt" style:language-complex="ar" style:country-complex="SA" style:font-weight-complex="bold"/>
    </style:style>
    <style:style style:name="T58" style:family="text">
      <style:text-properties fo:color="#000000" style:font-name="Verdana" fo:font-size="11pt" fo:language="es" fo:country="ES" style:text-underline-style="solid" style:text-underline-width="auto" style:text-underline-color="font-color" fo:font-weight="bold" officeooo:rsid="0024a2b5" style:font-name-asian="Times New Roman1" style:font-size-asian="11pt" style:language-asian="zh" style:country-asian="CN" style:font-weight-asian="bold" style:font-name-complex="Verdana1" style:font-size-complex="11pt" style:language-complex="ar" style:country-complex="SA" style:font-weight-complex="bold"/>
    </style:style>
    <style:style style:name="T59" style:family="text">
      <style:text-properties fo:color="#000000" style:font-name="Verdana" fo:font-size="11pt" fo:language="es" fo:country="ES" style:text-underline-style="solid" style:text-underline-width="auto" style:text-underline-color="font-color" fo:font-weight="bold" style:font-name-asian="Times New Roman1" style:font-size-asian="11pt" style:font-weight-asian="bold" style:font-name-complex="Tahoma3" style:font-size-complex="11pt" style:language-complex="ar" style:country-complex="SA"/>
    </style:style>
    <style:style style:name="T60" style:family="text">
      <style:text-properties fo:color="#000000" style:font-name="Verdana" fo:font-size="11pt" fo:language="es" fo:country="ES" style:text-underline-style="solid" style:text-underline-width="auto" style:text-underline-color="font-color" fo:font-weight="bold" style:font-name-asian="Times New Roman1" style:font-size-asian="11pt" style:font-weight-asian="bold" style:font-name-complex="Tahoma3" style:font-size-complex="11pt" style:language-complex="ar" style:country-complex="SA" style:font-weight-complex="bold"/>
    </style:style>
    <style:style style:name="T61" style:family="text">
      <style:text-properties fo:color="#000000" style:font-name="Verdana" fo:font-size="11pt" fo:language="es" fo:country="ES" style:text-underline-style="solid" style:text-underline-width="auto" style:text-underline-color="font-color" fo:font-weight="bold" fo:background-color="#ffffff" style:font-name-asian="Times New Roman1" style:font-size-asian="11pt" style:language-asian="zh" style:country-asian="CN" style:font-weight-asian="bold" style:font-name-complex="Verdana1" style:font-size-complex="11pt" style:language-complex="ar" style:country-complex="SA" style:font-weight-complex="bold"/>
    </style:style>
    <style:style style:name="T62" style:family="text">
      <style:text-properties fo:color="#000000" style:font-name="Verdana" fo:font-size="11pt" fo:language="es" fo:country="ES" style:text-underline-style="solid" style:text-underline-width="auto" style:text-underline-color="font-color" fo:font-weight="bold" officeooo:rsid="00916aa4" style:font-name-asian="Times New Roman" style:font-size-asian="11pt" style:language-asian="zh" style:country-asian="CN" style:font-weight-asian="bold" style:font-name-complex="Tahoma3" style:font-size-complex="11pt" style:language-complex="ar" style:country-complex="SA" style:font-weight-complex="bold"/>
    </style:style>
    <style:style style:name="T63" style:family="text">
      <style:text-properties fo:color="#000000" style:font-name="Verdana" fo:font-size="11pt" fo:language="es" fo:country="ES" style:text-underline-style="solid" style:text-underline-width="auto" style:text-underline-color="font-color" fo:font-weight="bold" officeooo:rsid="0024a2b5" style:font-name-asian="Times New Roman" style:font-size-asian="11pt" style:language-asian="zh" style:country-asian="CN" style:font-weight-asian="bold" style:font-name-complex="Tahoma3" style:font-size-complex="11pt" style:language-complex="ar" style:country-complex="SA" style:font-weight-complex="bold"/>
    </style:style>
    <style:style style:name="T64" style:family="text">
      <style:text-properties fo:color="#000000" style:font-name="Verdana" fo:font-size="11pt" fo:language="es" fo:country="ES" style:text-underline-style="solid" style:text-underline-width="auto" style:text-underline-color="font-color" style:font-name-asian="Times New Roman1" style:font-size-asian="11pt" style:font-name-complex="Tahoma3" style:font-size-complex="11pt" style:language-complex="ar" style:country-complex="SA"/>
    </style:style>
    <style:style style:name="T65" style:family="text">
      <style:text-properties fo:color="#000000" style:font-name="Verdana" fo:font-size="11pt" fo:language="es" fo:country="ES" style:text-underline-style="solid" style:text-underline-width="auto" style:text-underline-color="font-color" fo:font-weight="normal" officeooo:rsid="00916aa4" style:font-name-asian="Times New Roman" style:font-size-asian="11pt" style:language-asian="zh" style:country-asian="CN" style:font-weight-asian="normal" style:font-name-complex="Tahoma3" style:font-size-complex="11pt" style:language-complex="ar" style:country-complex="SA" style:font-weight-complex="normal"/>
    </style:style>
    <style:style style:name="T66" style:family="text">
      <style:text-properties fo:color="#000000" style:font-name="Verdana" fo:font-size="11pt" fo:language="es" fo:country="ES" fo:font-style="normal" fo:font-weight="normal" fo:background-color="#ffffff" style:font-name-asian="Times New Roman1" style:font-size-asian="11pt" style:language-asian="es" style:country-asian="CO" style:font-style-asian="normal" style:font-weight-asian="normal" style:font-name-complex="Verdana1" style:font-size-complex="11pt" style:language-complex="ar" style:country-complex="SA" style:font-style-complex="normal" style:font-weight-complex="normal"/>
    </style:style>
    <style:style style:name="T67" style:family="text">
      <style:text-properties fo:color="#000000" style:font-name="Verdana" fo:font-size="11pt" fo:language="es" fo:country="ES" fo:font-style="normal" style:text-underline-style="solid" style:text-underline-width="auto" style:text-underline-color="font-color" fo:font-weight="bold" style:font-name-asian="Times New Roman1" style:font-size-asian="11pt" style:language-asian="zh" style:country-asian="CN" style:font-style-asian="normal" style:font-weight-asian="bold" style:font-name-complex="Verdana1" style:font-size-complex="11pt" style:language-complex="ar" style:country-complex="SA" style:font-style-complex="normal" style:font-weight-complex="bold"/>
    </style:style>
    <style:style style:name="T68" style:family="text">
      <style:text-properties fo:color="#000000" style:font-name="Verdana" fo:font-size="11pt" fo:language="es" fo:country="ES" fo:background-color="#ffffff" style:font-name-asian="Times New Roman1" style:font-size-asian="11pt" style:language-asian="zh" style:country-asian="CN" style:font-name-complex="Arial2" style:font-size-complex="11pt" style:language-complex="ar" style:country-complex="SA"/>
    </style:style>
    <style:style style:name="T69" style:family="text">
      <style:text-properties fo:color="#000000" style:font-name="Verdana" fo:font-size="11pt" fo:language="es" fo:country="ES" officeooo:rsid="002e75e3" fo:background-color="#ffffff" style:font-name-asian="Times New Roman1" style:font-size-asian="11pt" style:language-asian="zh" style:country-asian="CN" style:font-name-complex="Arial" style:font-size-complex="11pt" style:language-complex="ar" style:country-complex="SA"/>
    </style:style>
    <style:style style:name="T70" style:family="text">
      <style:text-properties fo:color="#000000" style:font-name="Verdana" fo:font-size="11pt" fo:language="es" fo:country="ES" officeooo:rsid="00470b40" fo:background-color="#ffffff" style:font-name-asian="Times New Roman1" style:font-size-asian="11pt" style:language-asian="zh" style:country-asian="CN" style:font-name-complex="Arial" style:font-size-complex="11pt" style:language-complex="ar" style:country-complex="SA"/>
    </style:style>
    <style:style style:name="T71" style:family="text">
      <style:text-properties fo:color="#000000" style:font-name="Verdana" fo:font-size="11pt" fo:language="es" fo:country="ES" officeooo:rsid="0047bbff" fo:background-color="#ffffff" style:font-name-asian="Times New Roman1" style:font-size-asian="11pt" style:language-asian="zh" style:country-asian="CN" style:font-name-complex="Arial" style:font-size-complex="11pt" style:language-complex="ar" style:country-complex="SA"/>
    </style:style>
    <style:style style:name="T72" style:family="text">
      <style:text-properties fo:color="#000000" style:font-name="Verdana" fo:font-size="11pt" fo:language="es" fo:country="CO" fo:font-style="normal" style:text-underline-style="none" fo:font-weight="normal" officeooo:rsid="00918b29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73" style:family="text">
      <style:text-properties fo:color="#000000" style:font-name="Verdana" fo:font-size="11pt" fo:language="es" fo:country="CO" fo:font-style="normal" style:text-underline-style="none" fo:font-weight="normal" officeooo:rsid="00918b29" fo:background-color="transparent" style:font-name-asian="Times New Roman" style:font-size-asian="11pt" style:language-asian="es" style:country-asian="CO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74" style:family="text">
      <style:text-properties fo:color="#000000" style:font-name="Verdana" fo:font-size="11pt" fo:language="es" fo:country="CO" fo:font-style="normal" style:text-underline-style="none" fo:font-weight="normal" officeooo:rsid="00918b29" fo:background-color="#ffffff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75" style:family="text">
      <style:text-properties fo:color="#000000" style:font-name="Verdana" fo:font-size="11pt" fo:language="es" fo:country="CO" fo:font-style="normal" style:text-underline-style="none" fo:font-weight="normal" officeooo:rsid="00bb8308" fo:background-color="#ffffff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76" style:family="text">
      <style:text-properties fo:color="#000000" style:font-name="Verdana" fo:font-size="11pt" fo:language="es" fo:country="CO" fo:font-style="normal" style:text-underline-style="none" fo:font-weight="normal" officeooo:rsid="0005a1a7" fo:background-color="#ffffff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77" style:family="text">
      <style:text-properties fo:color="#000000" style:font-name="Verdana" fo:font-size="11pt" fo:language="es" fo:country="CO" fo:font-style="normal" style:text-underline-style="none" fo:font-weight="normal" officeooo:rsid="00bc68c4" fo:background-color="#ffffff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78" style:family="text">
      <style:text-properties fo:color="#000000" style:font-name="Verdana" fo:font-size="11pt" fo:language="es" fo:country="CO" fo:font-style="normal" style:text-underline-style="none" fo:font-weight="normal" officeooo:rsid="0067f9c7" fo:background-color="#ffffff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79" style:family="text">
      <style:text-properties fo:color="#000000" style:font-name="Verdana" fo:font-size="11pt" fo:language="es" fo:country="CO" fo:font-style="normal" style:text-underline-style="none" fo:font-weight="normal" officeooo:rsid="006068a4" fo:background-color="#ffffff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80" style:family="text">
      <style:text-properties fo:color="#000000" style:font-name="Verdana" fo:font-size="11pt" fo:language="es" fo:country="CO" fo:font-style="normal" style:text-underline-style="none" fo:font-weight="normal" officeooo:rsid="0005a1a7" fo:background-color="#ffffff" style:font-name-asian="Times New Roman" style:font-size-asian="11pt" style:language-asian="es" style:country-asian="CO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81" style:family="text">
      <style:text-properties fo:color="#000000" style:font-name="Verdana" fo:font-size="11pt" fo:language="es" fo:country="CO" fo:font-style="normal" style:text-underline-style="none" fo:font-weight="normal" officeooo:rsid="006b1dfc" fo:background-color="#ffffff" style:font-name-asian="Times New Roman" style:font-size-asian="11pt" style:language-asian="es" style:country-asian="CO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82" style:family="text">
      <style:text-properties fo:color="#000000" style:font-name="Verdana" fo:font-size="11pt" fo:language="es" fo:country="CO" fo:font-style="normal" style:text-underline-style="none" fo:font-weight="normal" officeooo:rsid="00918b29" fo:background-color="#ffffff" style:font-name-asian="Times New Roman" style:font-size-asian="11pt" style:language-asian="es" style:country-asian="CO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83" style:family="text">
      <style:text-properties fo:color="#000000" style:font-name="Verdana" fo:font-size="11pt" fo:language="es" fo:country="CO" fo:font-style="normal" style:text-underline-style="none" fo:font-weight="bold" officeooo:rsid="00918b29" fo:background-color="transparent" style:font-name-asian="Times New Roman" style:font-size-asian="11pt" style:language-asian="es" style:country-asian="CO" style:font-style-asian="normal" style:font-weight-asian="bold" style:font-name-complex="Arial" style:font-size-complex="11pt" style:language-complex="ar" style:country-complex="SA" style:font-style-complex="normal" style:font-weight-complex="normal"/>
    </style:style>
    <style:style style:name="T84" style:family="text">
      <style:text-properties fo:color="#000000" style:font-name="Verdana" fo:font-size="11pt" fo:language="es" fo:country="CO" fo:font-style="normal" style:text-underline-style="none" fo:font-weight="bold" officeooo:rsid="00918b29" fo:background-color="#ffffff" style:font-name-asian="Times New Roman" style:font-size-asian="11pt" style:language-asian="es" style:country-asian="CO" style:font-style-asian="normal" style:font-weight-asian="bold" style:font-name-complex="Arial" style:font-size-complex="11pt" style:language-complex="ar" style:country-complex="SA" style:font-style-complex="normal" style:font-weight-complex="normal"/>
    </style:style>
    <style:style style:name="T85" style:family="text">
      <style:text-properties fo:color="#000000" style:font-name="Verdana" fo:font-size="11pt" fo:language="es" fo:country="CO" fo:font-weight="normal" officeooo:rsid="006f7738" fo:background-color="#ffffff" style:font-name-asian="Times New Roman" style:font-size-asian="11pt" style:language-asian="es" style:country-asian="CO" style:font-weight-asian="normal" style:font-name-complex="Arial" style:font-size-complex="11pt" style:language-complex="ar" style:country-complex="SA" style:font-weight-complex="normal"/>
    </style:style>
    <style:style style:name="T86" style:family="text">
      <style:text-properties fo:color="#000000" style:font-name="Verdana" fo:font-size="11pt" fo:language="es" fo:country="CO" fo:font-weight="normal" fo:background-color="#ffffff" style:font-name-asian="Times New Roman1" style:font-size-asian="11pt" style:language-asian="es" style:country-asian="CO" style:font-weight-asian="normal" style:font-name-complex="Arial2" style:font-size-complex="11pt" style:language-complex="ar" style:country-complex="SA" style:font-weight-complex="normal"/>
    </style:style>
    <style:style style:name="T87" style:family="text">
      <style:text-properties fo:color="#000000" style:font-name="Verdana" fo:font-size="11pt" fo:language="es" fo:country="CO" fo:font-weight="normal" officeooo:rsid="0021d519" fo:background-color="#ffffff" style:font-name-asian="Times New Roman1" style:font-size-asian="11pt" style:language-asian="es" style:country-asian="CO" style:font-weight-asian="normal" style:font-name-complex="Arial2" style:font-size-complex="11pt" style:language-complex="ar" style:country-complex="SA" style:font-weight-complex="normal"/>
    </style:style>
    <style:style style:name="T88" style:family="text">
      <style:text-properties fo:color="#000000" style:font-name="Verdana" fo:font-size="11pt" fo:language="es" fo:country="CO" fo:font-weight="normal" officeooo:rsid="001c4641" fo:background-color="#ffffff" style:font-name-asian="Times New Roman1" style:font-size-asian="11pt" style:language-asian="es" style:country-asian="CO" style:font-weight-asian="normal" style:font-name-complex="Arial2" style:font-size-complex="11pt" style:language-complex="ar" style:country-complex="SA" style:font-weight-complex="normal"/>
    </style:style>
    <style:style style:name="T89" style:family="text">
      <style:text-properties fo:color="#000000" style:font-name="Verdana" fo:font-size="11pt" fo:language="es" fo:country="CO" fo:font-weight="normal" officeooo:rsid="00470b40" fo:background-color="#ffffff" style:font-name-asian="Times New Roman1" style:font-size-asian="11pt" style:language-asian="es" style:country-asian="CO" style:font-weight-asian="normal" style:font-name-complex="Arial2" style:font-size-complex="11pt" style:language-complex="ar" style:country-complex="SA" style:font-weight-complex="normal"/>
    </style:style>
    <style:style style:name="T90" style:family="text">
      <style:text-properties fo:color="#000000" style:font-name="Verdana" fo:font-size="11pt" fo:language="es" fo:country="CO" fo:font-weight="normal" officeooo:rsid="006068a4" fo:background-color="#ffffff" style:font-name-asian="Times New Roman1" style:font-size-asian="11pt" style:language-asian="es" style:country-asian="CO" style:font-weight-asian="normal" style:font-name-complex="Arial2" style:font-size-complex="11pt" style:language-complex="ar" style:country-complex="SA" style:font-weight-complex="normal"/>
    </style:style>
    <style:style style:name="T91" style:family="text">
      <style:text-properties fo:color="#000000" style:font-name="Verdana" fo:font-size="11pt" fo:language="es" fo:country="CO" fo:font-weight="normal" officeooo:rsid="004a9fad" fo:background-color="#ffffff" style:font-size-asian="11pt" style:language-asian="zxx" style:country-asian="none" style:font-weight-asian="normal" style:font-name-complex="Arial" style:font-size-complex="11pt" style:language-complex="ar" style:country-complex="SA" style:font-weight-complex="normal"/>
    </style:style>
    <style:style style:name="T92" style:family="text">
      <style:text-properties fo:color="#000000" style:font-name="Verdana" fo:font-size="11pt" fo:language="es" fo:country="CO" fo:font-weight="normal" officeooo:rsid="004dfeea" fo:background-color="#ffffff" style:font-size-asian="11pt" style:language-asian="zxx" style:country-asian="none" style:font-weight-asian="normal" style:font-name-complex="Arial" style:font-size-complex="11pt" style:language-complex="ar" style:country-complex="SA" style:font-weight-complex="normal"/>
    </style:style>
    <style:style style:name="T93" style:family="text">
      <style:text-properties fo:color="#000000" style:font-name="Verdana" fo:font-size="11pt" fo:language="es" fo:country="CO" fo:font-weight="normal" officeooo:rsid="004b2431" fo:background-color="#ffffff" style:font-size-asian="11pt" style:language-asian="zxx" style:country-asian="none" style:font-weight-asian="normal" style:font-name-complex="Arial" style:font-size-complex="11pt" style:language-complex="ar" style:country-complex="SA" style:font-weight-complex="normal"/>
    </style:style>
    <style:style style:name="T94" style:family="text">
      <style:text-properties fo:color="#000000" style:font-name="Verdana" fo:font-size="11pt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95" style:family="text">
      <style:text-properties fo:color="#000000" style:font-name="Verdana" fo:font-size="11pt" fo:language="es" fo:country="CO" fo:font-weight="bold" officeooo:rsid="00470b40" fo:background-color="#ffffff" style:font-name-asian="Times New Roman1" style:font-size-asian="11pt" style:language-asian="es" style:country-asian="CO" style:font-weight-asian="bold" style:font-name-complex="Arial2" style:font-size-complex="11pt" style:language-complex="ar" style:country-complex="SA" style:font-weight-complex="bold"/>
    </style:style>
    <style:style style:name="T96" style:family="text">
      <style:text-properties fo:color="#000000" style:font-name="Verdana" fo:font-size="11pt" fo:language="es" fo:country="CO" fo:font-weight="bold" officeooo:rsid="002da767" fo:background-color="#ffffff" style:font-name-asian="Times New Roman1" style:font-size-asian="11pt" style:language-asian="es" style:country-asian="CO" style:font-weight-asian="bold" style:font-name-complex="Arial2" style:font-size-complex="11pt" style:language-complex="ar" style:country-complex="SA" style:font-weight-complex="bold"/>
    </style:style>
    <style:style style:name="T97" style:family="text">
      <style:text-properties fo:color="#000000" style:font-name="Verdana" fo:font-size="11pt" fo:language="es" fo:country="CO" fo:font-weight="bold" officeooo:rsid="004a9fad" fo:background-color="#ffffff" style:font-size-asian="11pt" style:language-asian="zxx" style:country-asian="none" style:font-weight-asian="bold" style:font-name-complex="Arial" style:font-size-complex="11pt" style:language-complex="ar" style:country-complex="SA" style:font-weight-complex="bold"/>
    </style:style>
    <style:style style:name="T98" style:family="text">
      <style:text-properties fo:color="#000000" style:font-name="Verdana" fo:font-size="11pt" fo:language="es" fo:country="CO" fo:font-weight="bold" officeooo:rsid="004dfeea" fo:background-color="#ffffff" style:font-size-asian="11pt" style:language-asian="zxx" style:country-asian="none" style:font-weight-asian="bold" style:font-name-complex="Arial" style:font-size-complex="11pt" style:language-complex="ar" style:country-complex="SA" style:font-weight-complex="bold"/>
    </style:style>
    <style:style style:name="T99" style:family="text">
      <style:text-properties fo:color="#000000" style:font-name="Verdana" fo:font-size="11pt" fo:language="es" fo:country="CO" fo:font-weight="bold" officeooo:rsid="004b2431" fo:background-color="#ffffff" style:font-size-asian="11pt" style:language-asian="zxx" style:country-asian="none" style:font-weight-asian="bold" style:font-name-complex="Arial" style:font-size-complex="11pt" style:language-complex="ar" style:country-complex="SA" style:font-weight-complex="bold"/>
    </style:style>
    <style:style style:name="T100" style:family="text">
      <style:text-properties fo:color="#000000" style:font-name="Verdana" fo:font-size="11pt" fo:language="es" fo:country="CO" fo:font-weight="bold" officeooo:rsid="004b5724" fo:background-color="#ffffff" style:font-size-asian="11pt" style:language-asian="zxx" style:country-asian="none" style:font-weight-asian="bold" style:font-name-complex="Arial" style:font-size-complex="11pt" style:language-complex="ar" style:country-complex="SA" style:font-weight-complex="bold"/>
    </style:style>
    <style:style style:name="T101" style:family="text">
      <style:text-properties fo:color="#000000" style:font-name="Verdana" fo:font-size="11pt" fo:language="es" fo:country="CO" fo:font-weight="bold" style:font-size-asian="11pt" style:font-weight-asian="bold" style:font-name-complex="Tahoma3" style:font-size-complex="11pt"/>
    </style:style>
    <style:style style:name="T102" style:family="text">
      <style:text-properties fo:color="#000000" style:font-name="Verdana" fo:font-size="11pt" fo:language="es" fo:country="CO" fo:font-weight="bold" style:font-size-asian="11pt" style:language-asian="es" style:country-asian="CO" style:font-weight-asian="bold" style:font-name-complex="Verdana1" style:font-size-complex="11pt" style:font-weight-complex="bold"/>
    </style:style>
    <style:style style:name="T103" style:family="text">
      <style:text-properties fo:color="#000000" style:font-name="Verdana" fo:font-size="11pt" fo:language="es" fo:country="CO" officeooo:rsid="004a9fad" fo:background-color="#ffffff" style:font-size-asian="11pt" style:language-asian="zxx" style:country-asian="none" style:font-name-complex="Arial" style:font-size-complex="11pt" style:language-complex="ar" style:country-complex="SA" style:font-weight-complex="bold"/>
    </style:style>
    <style:style style:name="T104" style:family="text">
      <style:text-properties fo:color="#000000" style:font-name="Verdana" fo:font-size="11pt" fo:language="es" fo:country="CO" officeooo:rsid="004b2431" fo:background-color="#ffffff" style:font-size-asian="11pt" style:language-asian="zxx" style:country-asian="none" style:font-name-complex="Arial" style:font-size-complex="11pt" style:language-complex="ar" style:country-complex="SA" style:font-weight-complex="bold"/>
    </style:style>
    <style:style style:name="T105" style:family="text">
      <style:text-properties fo:color="#000000" style:font-name="Verdana" fo:font-size="11pt" fo:language="es" fo:country="CO" officeooo:rsid="004b5724" fo:background-color="#ffffff" style:font-size-asian="11pt" style:language-asian="zxx" style:country-asian="none" style:font-name-complex="Arial" style:font-size-complex="11pt" style:language-complex="ar" style:country-complex="SA" style:font-weight-complex="bold"/>
    </style:style>
    <style:style style:name="T106" style:family="text">
      <style:text-properties fo:color="#000000" style:font-name="Verdana" fo:font-size="11pt" fo:language="es" fo:country="CO" officeooo:rsid="005a75cc" fo:background-color="#ffffff" style:font-size-asian="11pt" style:language-asian="zxx" style:country-asian="none" style:font-name-complex="Arial" style:font-size-complex="11pt" style:language-complex="ar" style:country-complex="SA" style:font-weight-complex="bold"/>
    </style:style>
    <style:style style:name="T107" style:family="text">
      <style:text-properties fo:color="#000000" style:font-name="Verdana" fo:font-size="11pt" fo:language="es" fo:country="CO" style:text-underline-style="solid" style:text-underline-width="auto" style:text-underline-color="font-color" fo:font-weight="bold" style:font-size-asian="11pt" style:font-weight-asian="bold" style:font-name-complex="Tahoma3" style:font-size-complex="11pt"/>
    </style:style>
    <style:style style:name="T108" style:family="text">
      <style:text-properties fo:color="#000000" style:font-name="Verdana" fo:font-size="11pt" fo:language="es" fo:country="CO" style:text-underline-style="solid" style:text-underline-width="auto" style:text-underline-color="font-color" fo:font-weight="bold" style:font-size-asian="11pt" style:language-asian="es" style:country-asian="CO" style:font-weight-asian="bold" style:font-name-complex="Verdana1" style:font-size-complex="11pt" style:font-weight-complex="bold"/>
    </style:style>
    <style:style style:name="T109" style:family="text">
      <style:text-properties fo:color="#000000" style:font-name="Verdana" fo:font-size="11pt" fo:language="es" fo:country="CO" style:text-underline-style="solid" style:text-underline-width="auto" style:text-underline-color="font-color" fo:font-weight="bold" officeooo:rsid="00366805" style:font-size-asian="11pt" style:language-asian="es" style:country-asian="CO" style:font-weight-asian="bold" style:font-name-complex="Verdana1" style:font-size-complex="11pt" style:font-weight-complex="bold"/>
    </style:style>
    <style:style style:name="T110" style:family="text">
      <style:text-properties fo:color="#000000" style:font-name="Verdana" fo:font-size="11pt" fo:language="es" fo:country="CO" style:text-underline-style="solid" style:text-underline-width="auto" style:text-underline-color="font-color" fo:font-weight="bold" style:font-name-asian="ArialMT" style:font-size-asian="11pt" style:language-asian="en" style:country-asian="US" style:font-weight-asian="bold" style:font-name-complex="Tahoma3" style:font-size-complex="11pt"/>
    </style:style>
    <style:style style:name="T111" style:family="text">
      <style:text-properties fo:color="#000000" style:font-name="Verdana" fo:font-size="11pt" fo:language="es" fo:country="CO" style:text-underline-style="solid" style:text-underline-width="auto" style:text-underline-color="font-color" fo:font-weight="bold" officeooo:rsid="00366805" style:font-name-asian="ArialMT" style:font-size-asian="11pt" style:language-asian="en" style:country-asian="US" style:font-weight-asian="bold" style:font-name-complex="Tahoma3" style:font-size-complex="11pt"/>
    </style:style>
    <style:style style:name="T112" style:family="text">
      <style:text-properties fo:color="#000000" style:font-name="Verdana" fo:font-size="11pt" fo:language="es" fo:country="CO" style:text-underline-style="solid" style:text-underline-width="auto" style:text-underline-color="font-color" style:font-name-asian="ArialMT" style:font-size-asian="11pt" style:language-asian="en" style:country-asian="US" style:font-name-complex="Tahoma3" style:font-size-complex="11pt"/>
    </style:style>
    <style:style style:name="T113" style:family="text">
      <style:text-properties fo:color="#000000" style:font-name="Verdana" fo:font-size="11pt" fo:language="es" fo:country="CO" style:font-size-asian="11pt" style:font-name-complex="Tahoma3" style:font-size-complex="11pt"/>
    </style:style>
    <style:style style:name="T114" style:family="text">
      <style:text-properties fo:color="#000000" style:font-name="Verdana" fo:font-size="11pt" fo:language="es" fo:country="CO" style:text-underline-style="none" fo:font-weight="bold" style:font-size-asian="11pt" style:language-asian="es" style:country-asian="CO" style:font-weight-asian="bold" style:font-name-complex="Verdana1" style:font-size-complex="11pt" style:font-weight-complex="bold"/>
    </style:style>
    <style:style style:name="T115" style:family="text">
      <style:text-properties fo:color="#000000" style:font-name="Verdana" fo:font-size="11pt" fo:language="es" fo:country="CO" style:text-underline-style="none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16" style:family="text">
      <style:text-properties fo:color="#000000" style:font-name="Verdana" fo:font-size="11pt" fo:language="es" fo:country="CO" style:text-underline-style="none" fo:font-weight="normal" style:font-size-asian="11pt" style:language-asian="es" style:country-asian="CO" style:font-weight-asian="normal" style:font-name-complex="Arial2" style:font-size-complex="11pt" style:font-weight-complex="normal"/>
    </style:style>
    <style:style style:name="T117" style:family="text">
      <style:text-properties fo:color="#000000" style:font-name="Verdana" fo:font-size="11pt" fo:letter-spacing="-0.005cm" fo:language="es" fo:country="ES" fo:background-color="#ffffff" style:font-name-asian="Times New Roman1" style:font-size-asian="11pt" style:language-asian="zh" style:country-asian="CN" style:font-name-complex="Tahoma3" style:font-size-complex="11pt" style:language-complex="ar" style:country-complex="SA" style:font-weight-complex="bold"/>
    </style:style>
    <style:style style:name="T118" style:family="text">
      <style:text-properties fo:color="#000000" style:font-name="Verdana" fo:font-size="11pt" fo:letter-spacing="-0.005cm" fo:language="es" fo:country="ES" fo:background-color="#ffffff" style:font-name-asian="Times New Roman1" style:font-size-asian="11pt" style:language-asian="zh" style:country-asian="CN" style:font-name-complex="Verdana1" style:font-size-complex="11pt" style:language-complex="ar" style:country-complex="SA" style:font-weight-complex="bold"/>
    </style:style>
    <style:style style:name="T119" style:family="text">
      <style:text-properties fo:color="#000000" style:font-name="Verdana" fo:font-size="11pt" fo:letter-spacing="-0.005cm" fo:language="es" fo:country="ES" style:font-name-asian="Times New Roman1" style:font-size-asian="11pt" style:language-asian="zh" style:country-asian="CN" style:font-name-complex="Verdana1" style:font-size-complex="11pt" style:language-complex="ar" style:country-complex="SA" style:font-weight-complex="bold"/>
    </style:style>
    <style:style style:name="T120" style:family="text">
      <style:text-properties fo:color="#000000" style:font-name="Verdana" fo:font-size="11pt" fo:font-weight="bold" style:font-size-asian="11pt" style:font-weight-asian="bold" style:font-name-complex="Tahoma3" style:font-size-complex="11pt"/>
    </style:style>
    <style:style style:name="T121" style:family="text">
      <style:text-properties fo:color="#000000" style:font-name="Verdana" fo:font-size="11pt" fo:font-weight="bold" style:font-size-asian="11pt" style:font-weight-asian="bold" style:font-name-complex="Tahoma3" style:font-size-complex="11pt" style:font-weight-complex="bold"/>
    </style:style>
    <style:style style:name="T122" style:family="text">
      <style:text-properties fo:color="#000000" style:font-name="Verdana" fo:font-size="11pt" fo:font-weight="bold" style:font-size-asian="11pt" style:font-weight-asian="bold" style:font-name-complex="Verdana1" style:font-size-complex="11pt" style:font-weight-complex="bold"/>
    </style:style>
    <style:style style:name="T123" style:family="text">
      <style:text-properties fo:color="#000000" style:font-name="Verdana" fo:font-size="11pt" fo:font-weight="bold" fo:background-color="#ffffff" style:font-size-asian="11pt" style:font-weight-asian="bold" style:font-name-complex="Tahoma3" style:font-size-complex="11pt"/>
    </style:style>
    <style:style style:name="T124" style:family="text">
      <style:text-properties fo:color="#000000" style:font-name="Verdana" fo:font-size="11pt" fo:font-weight="bold" fo:background-color="#ffffff" style:font-size-asian="11pt" style:font-weight-asian="bold" style:font-name-complex="Tahoma3" style:font-size-complex="11pt" style:font-weight-complex="bold"/>
    </style:style>
    <style:style style:name="T125" style:family="text">
      <style:text-properties fo:color="#000000" style:font-name="Verdana" fo:font-size="11pt" fo:font-weight="bold" fo:background-color="transparent" style:font-name-asian="Tahoma2" style:font-size-asian="11pt" style:font-weight-asian="bold" style:font-name-complex="Verdana" style:font-size-complex="11pt"/>
    </style:style>
    <style:style style:name="T126" style:family="text">
      <style:text-properties fo:color="#000000" style:font-name="Verdana" fo:font-size="11pt" style:font-size-asian="11pt" style:font-name-complex="Tahoma3" style:font-size-complex="11pt"/>
    </style:style>
    <style:style style:name="T127" style:family="text">
      <style:text-properties fo:color="#000000" style:font-name="Verdana" fo:font-size="11pt" style:font-size-asian="11pt" style:font-name-complex="Tahoma3" style:font-size-complex="11pt" style:font-weight-complex="bold"/>
    </style:style>
    <style:style style:name="T128" style:family="text">
      <style:text-properties fo:color="#000000" style:font-name="Verdana" fo:font-size="11pt" officeooo:rsid="00366805" style:font-size-asian="11pt" style:font-name-complex="Tahoma3" style:font-size-complex="11pt"/>
    </style:style>
    <style:style style:name="T129" style:family="text">
      <style:text-properties fo:color="#000000" style:font-name="Verdana" fo:font-size="11pt" style:font-size-asian="11pt" style:font-name-complex="Arial3" style:font-size-complex="11pt"/>
    </style:style>
    <style:style style:name="T130" style:family="text">
      <style:text-properties fo:color="#000000" style:font-name="Verdana" fo:font-size="11pt" style:font-size-asian="11pt" style:font-name-complex="Verdana1" style:font-size-complex="11pt" style:font-weight-complex="bold"/>
    </style:style>
    <style:style style:name="T131" style:family="text">
      <style:text-properties fo:color="#000000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name-complex="Tahoma3" style:font-size-complex="11pt"/>
    </style:style>
    <style:style style:name="T132" style:family="text">
      <style:text-properties fo:color="#000000" style:font-name="Verdana" fo:font-size="11pt" style:text-underline-style="solid" style:text-underline-width="auto" style:text-underline-color="font-color" fo:font-weight="bold" style:font-size-asian="11pt" style:font-weight-asian="bold" style:font-name-complex="Tahoma3" style:font-size-complex="11pt"/>
    </style:style>
    <style:style style:name="T133" style:family="text">
      <style:text-properties fo:color="#000000" style:font-name="Verdana" fo:font-size="11pt" style:text-underline-style="solid" style:text-underline-width="auto" style:text-underline-color="font-color" fo:font-weight="bold" officeooo:rsid="00366805" style:font-size-asian="11pt" style:font-weight-asian="bold" style:font-name-complex="Tahoma3" style:font-size-complex="11pt" style:font-weight-complex="bold"/>
    </style:style>
    <style:style style:name="T134" style:family="text">
      <style:text-properties fo:color="#000000" style:font-name="Verdana" fo:font-size="11pt" style:text-underline-style="solid" style:text-underline-width="auto" style:text-underline-color="font-color" fo:font-weight="bold" officeooo:rsid="00366805" style:font-size-asian="11pt" style:font-weight-asian="bold" style:font-name-complex="Tahoma3" style:font-size-complex="11pt"/>
    </style:style>
    <style:style style:name="T135" style:family="text">
      <style:text-properties fo:color="#000000" style:font-name="Verdana" fo:font-size="11pt" style:text-underline-style="solid" style:text-underline-width="auto" style:text-underline-color="font-color" fo:font-weight="bold" style:font-size-asian="11pt" style:font-weight-asian="bold" style:font-name-complex="Arial4" style:font-size-complex="11pt"/>
    </style:style>
    <style:style style:name="T136" style:family="text">
      <style:text-properties fo:color="#000000" style:font-name="Verdana" fo:font-size="11pt" style:text-underline-style="solid" style:text-underline-width="auto" style:text-underline-color="font-color" fo:font-weight="bold" style:font-size-asian="11pt" style:font-weight-asian="bold" style:font-name-complex="Verdana1" style:font-size-complex="11pt" style:font-weight-complex="bold"/>
    </style:style>
    <style:style style:name="T137" style:family="text">
      <style:text-properties fo:color="#000000" style:font-name="Verdana" fo:font-size="11pt" style:text-underline-style="solid" style:text-underline-width="auto" style:text-underline-color="font-color" style:font-size-asian="11pt" style:font-name-complex="Tahoma3" style:font-size-complex="11pt"/>
    </style:style>
    <style:style style:name="T138" style:family="text">
      <style:text-properties fo:color="#000000" style:font-name="Verdana" fo:font-size="11pt" style:text-underline-style="solid" style:text-underline-width="auto" style:text-underline-color="font-color" fo:font-weight="normal" style:font-size-asian="11pt" style:font-weight-asian="normal" style:font-name-complex="Verdana1" style:font-size-complex="11pt" style:font-weight-complex="bold"/>
    </style:style>
    <style:style style:name="T139" style:family="text">
      <style:text-properties fo:color="#000000" style:font-name="Verdana" fo:font-size="11pt" fo:background-color="#ffffff" style:font-size-asian="11pt" style:font-name-complex="Tahoma3" style:font-size-complex="11pt"/>
    </style:style>
    <style:style style:name="T140" style:family="text">
      <style:text-properties fo:color="#000000" style:font-name="Verdana" fo:font-size="11pt" fo:font-weight="normal" fo:background-color="#ffffff" style:font-size-asian="11pt" style:font-weight-asian="normal" style:font-name-complex="Arial3" style:font-size-complex="11pt" style:font-weight-complex="normal"/>
    </style:style>
    <style:style style:name="T141" style:family="text">
      <style:text-properties fo:color="#000000" style:font-name="Verdana" fo:font-size="11pt" fo:font-weight="normal" fo:background-color="#ffffff" style:font-size-asian="11pt" style:font-weight-asian="normal" style:font-name-complex="Verdana1" style:font-size-complex="11pt" style:font-weight-complex="normal"/>
    </style:style>
    <style:style style:name="T142" style:family="text">
      <style:text-properties fo:color="#000000" style:font-name="Verdana" fo:font-size="11pt" fo:font-weight="normal" style:font-size-asian="11pt" style:font-weight-asian="normal" style:font-name-complex="Tahoma3" style:font-size-complex="11pt" style:font-weight-complex="normal"/>
    </style:style>
    <style:style style:name="T143" style:family="text">
      <style:text-properties fo:color="#000000" style:font-name="Verdana" fo:font-size="11pt" fo:font-weight="normal" style:font-size-asian="11pt" style:font-weight-asian="normal" style:font-name-complex="Verdana1" style:font-size-complex="11pt" style:font-weight-complex="normal"/>
    </style:style>
    <style:style style:name="T144" style:family="text">
      <style:text-properties fo:color="#000000" style:font-name="Verdana" fo:font-size="11pt" fo:font-weight="normal" fo:background-color="transparent" style:font-name-asian="Tahoma2" style:font-size-asian="11pt" style:font-weight-asian="normal" style:font-name-complex="Verdana" style:font-size-complex="11pt"/>
    </style:style>
    <style:style style:name="T145" style:family="text">
      <style:text-properties fo:color="#000000" style:font-name="Verdana" fo:font-size="11pt" style:text-underline-style="none" fo:font-weight="normal" officeooo:rsid="00916aa4" style:font-size-asian="11pt" style:font-weight-asian="normal" style:font-name-complex="Arial4" style:font-size-complex="11pt" style:font-weight-complex="normal"/>
    </style:style>
    <style:style style:name="T146" style:family="text">
      <style:text-properties fo:color="#000000" style:font-name="Verdana" fo:font-size="11pt" fo:font-style="normal" style:text-underline-style="none" fo:font-weight="normal" style:font-size-asian="11pt" style:font-style-asian="normal" style:font-weight-asian="normal" style:font-name-complex="Tahoma3" style:font-size-complex="11pt" style:font-style-complex="normal" style:font-weight-complex="normal"/>
    </style:style>
    <style:style style:name="T147" style:family="text">
      <style:text-properties fo:color="#000000" style:font-name="Verdana" fo:font-size="11pt" fo:font-style="normal" style:text-underline-style="none" fo:font-weight="bold" style:font-size-asian="11pt" style:font-style-asian="normal" style:font-weight-asian="bold" style:font-name-complex="Tahoma3" style:font-size-complex="11pt" style:font-style-complex="normal" style:font-weight-complex="bold"/>
    </style:style>
    <style:style style:name="T148" style:family="text">
      <style:text-properties fo:color="#000000" style:font-name="Verdana" fo:font-size="11pt" fo:letter-spacing="-0.037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49" style:family="text">
      <style:text-properties fo:color="#000000" style:font-name="Verdana" fo:font-size="11pt" fo:letter-spacing="0.042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50" style:family="text">
      <style:text-properties fo:color="#000000" style:font-name="Verdana" fo:font-size="11pt" fo:letter-spacing="0.095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51" style:family="text">
      <style:text-properties fo:color="#000000" style:font-name="Verdana" fo:font-size="11pt" fo:letter-spacing="0.041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52" style:family="text">
      <style:text-properties fo:color="#000000" style:font-name="Verdana" fo:font-size="11pt" fo:letter-spacing="0.055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53" style:family="text">
      <style:text-properties fo:color="#000000" style:font-name="Verdana" fo:font-size="11pt" fo:letter-spacing="0.053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54" style:family="text">
      <style:text-properties fo:color="#000000" style:font-name="Verdana" fo:font-size="11pt" fo:letter-spacing="0.046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55" style:family="text">
      <style:text-properties fo:color="#000000" style:font-name="Verdana" fo:font-size="11pt" fo:letter-spacing="0.069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56" style:family="text">
      <style:text-properties fo:color="#000000" style:font-name="Verdana" fo:font-size="11pt" fo:letter-spacing="0.056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57" style:family="text">
      <style:text-properties fo:color="#000000" style:font-name="Verdana" fo:font-size="11pt" fo:letter-spacing="0.064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58" style:family="text">
      <style:text-properties fo:color="#000000" style:font-name="Verdana" fo:font-size="11pt" fo:letter-spacing="0.049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59" style:family="text">
      <style:text-properties fo:color="#000000" style:font-name="Verdana" fo:font-size="11pt" fo:letter-spacing="0.065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60" style:family="text">
      <style:text-properties fo:color="#000000" style:font-name="Verdana" fo:font-size="11pt" fo:letter-spacing="0.044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61" style:family="text">
      <style:text-properties fo:color="#000000" style:font-name="Verdana" fo:font-size="11pt" fo:letter-spacing="0.088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62" style:family="text">
      <style:text-properties fo:color="#000000" style:font-name="Verdana" fo:font-size="11pt" fo:letter-spacing="0.051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63" style:family="text">
      <style:text-properties fo:color="#000000" style:font-name="Verdana" fo:font-size="11pt" fo:letter-spacing="0.079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64" style:family="text">
      <style:text-properties fo:color="#000000" style:font-name="Verdana" fo:font-size="11pt" fo:letter-spacing="0.067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65" style:family="text">
      <style:text-properties fo:color="#000000" style:font-name="Verdana" fo:font-size="11pt" fo:letter-spacing="0.09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66" style:family="text">
      <style:text-properties fo:color="#000000" style:font-name="Verdana" fo:font-size="11pt" fo:letter-spacing="0.062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67" style:family="text">
      <style:text-properties fo:color="#000000" style:font-name="Verdana" fo:font-size="11pt" fo:letter-spacing="0.058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68" style:family="text">
      <style:text-properties fo:color="#000000" style:font-name="Verdana" fo:font-size="11pt" fo:letter-spacing="0.039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69" style:family="text">
      <style:text-properties fo:color="#000000" style:font-name="Verdana" fo:font-size="11pt" fo:letter-spacing="0.035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70" style:family="text">
      <style:text-properties fo:color="#000000" style:font-name="Verdana" fo:font-size="11pt" fo:letter-spacing="-0.056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71" style:family="text">
      <style:text-properties fo:color="#000000" style:font-name="Verdana" fo:font-size="11pt" fo:letter-spacing="0.037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72" style:family="text">
      <style:text-properties fo:color="#000000" style:font-name="Verdana" fo:font-size="11pt" fo:letter-spacing="-0.053cm" fo:language="es" fo:country="CO" fo:font-weight="normal" style:font-size-asian="11pt" style:language-asian="es" style:country-asian="CO" style:font-weight-asian="normal" style:font-name-complex="Verdana1" style:font-size-complex="11pt" style:font-weight-complex="normal"/>
    </style:style>
    <style:style style:name="T173" style:family="text">
      <style:text-properties fo:color="#000000" style:font-name="Verdana" fo:font-size="9pt" fo:language="es" fo:country="ES" fo:font-weight="normal" style:font-name-asian="Times New Roman1" style:font-size-asian="9pt" style:language-asian="es" style:country-asian="CO" style:font-weight-asian="normal" style:font-name-complex="Verdana1" style:font-size-complex="9pt" style:language-complex="ar" style:country-complex="SA" style:font-weight-complex="normal"/>
    </style:style>
    <style:style style:name="T174" style:family="text">
      <style:text-properties fo:color="#000000" style:font-name="Arial" fo:font-size="11pt" fo:language="es" fo:country="ES" style:font-name-asian="Times New Roman" style:font-size-asian="11pt" style:font-name-complex="Tahoma" style:font-size-complex="11pt" style:language-complex="ar" style:country-complex="SA"/>
    </style:style>
    <style:style style:name="T175" style:family="text">
      <style:text-properties fo:font-size="9pt" style:font-size-asian="9pt"/>
    </style:style>
    <style:style style:name="T176" style:family="text">
      <style:text-properties fo:font-style="normal" fo:font-weight="normal" fo:background-color="#ffffff" style:font-style-asian="normal" style:font-weight-asian="normal" style:font-name-complex="Arial2" style:font-style-complex="normal" style:font-weight-complex="normal"/>
    </style:style>
    <style:style style:name="T177" style:family="text">
      <style:text-properties fo:font-variant="normal" fo:text-transform="none" fo:color="#000000" style:font-name="Verdana" fo:font-size="11pt" fo:language="es" fo:country="ES" fo:font-style="normal" style:text-underline-style="solid" style:text-underline-width="auto" style:text-underline-color="font-color" fo:font-weight="normal" fo:background-color="#ffffff" style:font-name-asian="Times New Roman1" style:font-size-asian="11pt" style:language-asian="zh" style:country-asian="CN" style:font-style-asian="normal" style:font-weight-asian="normal" style:font-name-complex="Tahoma3" style:font-size-complex="11pt" style:language-complex="ar" style:country-complex="SA" style:font-style-complex="normal" style:font-weight-complex="normal"/>
    </style:style>
    <style:style style:name="T178" style:family="text">
      <style:text-properties fo:color="#0000ff" fo:background-color="#ffffff" style:font-name-complex="Arial2"/>
    </style:style>
    <style:style style:name="T179" style:family="text">
      <style:text-properties style:font-name-complex="Verdana1" style:font-weight-complex="bold"/>
    </style:style>
    <style:style style:name="T180" style:family="text">
      <style:text-properties officeooo:rsid="001bee6a"/>
    </style:style>
    <style:style style:name="T181" style:family="text">
      <style:text-properties fo:font-weight="bold" officeooo:rsid="0021d519" style:font-weight-asian="bold" style:font-weight-complex="bold"/>
    </style:style>
    <style:style style:name="T182" style:family="text">
      <style:text-properties style:use-window-font-color="true" style:font-name="Verdana" fo:font-size="11pt" fo:language="es" fo:country="ES" fo:font-style="normal" style:text-underline-style="none" fo:font-weight="normal" officeooo:rsid="00918b29" fo:background-color="transparent" style:font-name-asian="Times New Roman" style:font-size-asian="11pt" style:language-asian="zh" style:country-asian="CN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183" style:family="text">
      <style:text-properties style:use-window-font-color="true" style:font-name="Verdana" fo:font-size="11pt" fo:language="es" fo:country="ES" fo:font-style="normal" style:text-underline-style="none" fo:font-weight="normal" officeooo:rsid="00918b29" fo:background-color="transparent" style:font-name-asian="Times New Roman" style:font-size-asian="11pt" style:language-asian="es" style:country-asian="CO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184" style:family="text">
      <style:text-properties style:use-window-font-color="true" style:font-name="Verdana" fo:font-size="11pt" fo:language="es" fo:country="ES" fo:font-style="normal" style:text-underline-style="none" fo:font-weight="bold" officeooo:rsid="00918b29" fo:background-color="transparent" style:font-name-asian="Times New Roman" style:font-size-asian="11pt" style:language-asian="zh" style:country-asian="CN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T185" style:family="text">
      <style:text-properties style:use-window-font-color="true" style:font-name="Verdana" fo:font-size="11pt" fo:language="es" fo:country="ES" fo:font-weight="bold" style:font-name-asian="Times New Roman" style:font-size-asian="11pt" style:language-asian="zh" style:country-asian="CN" style:font-weight-asian="bold" style:font-name-complex="Verdana" style:font-size-complex="11pt" style:language-complex="ar" style:country-complex="SA"/>
    </style:style>
    <style:style style:name="T186" style:family="text">
      <style:text-properties style:use-window-font-color="true" style:font-name="Verdana" fo:font-size="11pt" fo:language="es" fo:country="ES" style:font-name-asian="Times New Roman" style:font-size-asian="11pt" style:language-asian="zh" style:country-asian="CN" style:font-name-complex="Verdana" style:font-size-complex="11pt" style:language-complex="ar" style:country-complex="SA"/>
    </style:style>
    <style:style style:name="T187" style:family="text">
      <style:text-properties style:use-window-font-color="true" style:font-name="Verdana" fo:font-size="11pt" fo:language="es" fo:country="ES" style:text-underline-style="none" fo:font-weight="bold" officeooo:rsid="00916aa4" style:font-name-asian="Times New Roman" style:font-size-asian="11pt" style:language-asian="zh" style:country-asian="CN" style:font-weight-asian="bold" style:font-name-complex="Verdana" style:font-size-complex="11pt" style:language-complex="ar" style:country-complex="SA" style:font-weight-complex="normal"/>
    </style:style>
    <style:style style:name="T188" style:family="text">
      <style:text-properties style:use-window-font-color="true" style:font-name="Verdana" fo:font-size="11pt" fo:language="es" fo:country="ES" style:text-underline-style="none" fo:font-weight="normal" officeooo:rsid="00916aa4" style:font-name-asian="Times New Roman" style:font-size-asian="11pt" style:language-asian="zh" style:country-asian="CN" style:font-weight-asian="normal" style:font-name-complex="Verdana" style:font-size-complex="11pt" style:language-complex="ar" style:country-complex="SA" style:font-weight-complex="normal"/>
    </style:style>
    <style:style style:name="T189" style:family="text">
      <style:text-properties style:use-window-font-color="true" style:font-name="Verdana" fo:font-size="11pt" fo:language="es" fo:country="ES" style:text-underline-style="none" fo:font-weight="normal" officeooo:rsid="006068a4" style:font-name-asian="Times New Roman" style:font-size-asian="11pt" style:language-asian="zh" style:country-asian="CN" style:font-weight-asian="normal" style:font-name-complex="Verdana" style:font-size-complex="11pt" style:language-complex="ar" style:country-complex="SA" style:font-weight-complex="normal"/>
    </style:style>
    <style:style style:name="T190" style:family="text">
      <style:text-properties style:use-window-font-color="true" style:font-name="Verdana" fo:font-size="11pt" fo:font-weight="normal" fo:background-color="transparent" style:font-size-asian="11pt" style:font-weight-asian="normal" style:font-name-complex="Verdana" style:font-size-complex="11pt" style:font-weight-complex="normal"/>
    </style:style>
    <style:style style:name="T191" style:family="text">
      <style:text-properties officeooo:rsid="004213b9"/>
    </style:style>
    <style:style style:name="T192" style:family="text">
      <style:text-properties style:font-name="Verdana" fo:font-size="11pt" fo:font-weight="bold" fo:background-color="transparent" style:font-size-asian="11pt" style:font-weight-asian="bold" style:font-name-complex="Verdana" style:font-size-complex="11pt"/>
    </style:style>
    <style:style style:name="T193" style:family="text">
      <style:text-properties style:font-name="Verdana" fo:font-size="11pt" fo:background-color="transparent" style:font-size-asian="11pt" style:font-name-complex="Verdana" style:font-size-complex="11pt"/>
    </style:style>
    <style:style style:name="T194" style:family="text">
      <style:text-properties style:font-name="Verdana" fo:font-size="11pt" officeooo:rsid="003632f3" fo:background-color="transparent" style:font-size-asian="11pt" style:font-name-complex="Verdana" style:font-size-complex="11pt"/>
    </style:style>
    <style:style style:name="T195" style:family="text">
      <style:text-properties style:font-name="Verdana" fo:font-size="11pt" officeooo:rsid="0056fbcc" fo:background-color="transparent" style:font-size-asian="11pt" style:font-name-complex="Verdana" style:font-size-complex="11pt"/>
    </style:style>
    <style:style style:name="T196" style:family="text">
      <style:text-properties style:font-name="Verdana" fo:font-size="9pt" style:font-size-asian="9pt" style:font-size-complex="9pt"/>
    </style:style>
    <style:style style:name="T197" style:family="text">
      <style:text-properties officeooo:rsid="006068a4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72">Entre los suscritos ___________________________________</text:span><text:span text:style-name="T74">, <text:s/>identificad</text:span><text:span text:style-name="T79">o (a) </text:span><text:span text:style-name="T74">con la cédula de ciudadanía No. ____________</text:span><text:span text:style-name="T76">de ____________</text:span><text:span text:style-name="T80">, </text:span><text:span text:style-name="T74">obrando en su condición de Subdirector </text:span><text:span text:style-name="T79">(a)______________</text:span><text:span text:style-name="T74">según Resolución de nombramiento No. ____del ___ de _________de 20__ y Acta de Posesión No. _____del __ de _______de 20__, quien actúa en nombre y representación del</text:span><text:span text:style-name="T82"> </text:span><text:span text:style-name="T84">INSTITUTO DISTRITAL DE RECREACIÓN Y DEPOR</text:span><text:span text:style-name="T83">TE</text:span><text:span text:style-name="T73">, con NIT 860.061.099-1, establecimiento público de orden Distrital, creado mediante Acuerdo 4 de 1978 del Consejo de Bogotá, D.C, debidamente </text:span><text:span text:style-name="T182">facultado por la Ley 80 de 1993, el decreto Ley 1421 de 1993, la Ley 1150 de 2007, Decreto 1510 de 2013 y en ejercicio de la delegación conferida por la Resolución <text:s/>No. 198 de 2013 o las que la sustituyan o modifiquen, y quien para efectos del presente contrato, se denominará el </text:span><text:span text:style-name="T184">IDRD</text:span><text:span text:style-name="T182"> por una parte y po</text:span><text:span text:style-name="T183">r la otra</text:span><text:span text:style-name="T85">, ____________________________, </text:span><text:span text:style-name="T86">mayor de edad y vecino </text:span><text:span text:style-name="T90">(a)</text:span><text:span text:style-name="T86"> de la ciudad Bogotá D.C., identificado </text:span><text:span text:style-name="T90">(a) </text:span><text:span text:style-name="T86">con la Cédula de </text:span><text:span text:style-name="T87">ciudadanía </text:span><text:span text:style-name="T88">n</text:span><text:span text:style-name="T86">úmero _________________, con capacidad para contratar, quien manifiesta no estar incurso </text:span><text:span text:style-name="T90">(a)</text:span><text:span text:style-name="T86"> </text:span><text:span text:style-name="T117">en las causales de inhabilidad e incompatibilidad contempladas</text:span><text:span text:style-name="T118"> en el artículo 8 de la Ley 8</text:span><text:span text:style-name="T119">0 de 1993 , Ley 1150 de 2007, articulo 18, <text:s/>Ley 1474 de 2011, artículos 1 a 4 <text:s/>ni en <text:s/>las contempladas en la Constitución Nacional <text:s/>y en demás disposiciones legales vigentes </text:span><text:span text:style-name="T31"><text:s/>ni incluido </text:span><text:span text:style-name="T33">(a) </text:span><text:span text:style-name="T31">en el boletín de Responsables Fiscales de la Contraloría General de la República </text:span><text:span text:style-name="T119">y, <text:s/>en caso de sobrevenirle alguna inhabilidad o incompatibilidad, lo informará inmediatamente al IDRD para lo que haya lugar, </text:span><text:span text:style-name="T31"><text:s/>quien en adelante y para efectos del presente contrato se denominará el </text:span><text:span text:style-name="T33">(la)</text:span><text:span text:style-name="T31"> </text:span><text:span text:style-name="T10">CONTRATISTA</text:span><text:span text:style-name="T32">,</text:span><text:span text:style-name="T31"> acordamos celebrar el presente Contrato de Prestación de Servicios profesionales, </text:span><text:span text:style-name="T174">el cual se regirá por las siguientes cláusulas:</text:span><text:span text:style-name="T31"> </text:span><text:span text:style-name="T55">CLÁUSULA</text:span><text:span text:style-name="T64"> </text:span><text:span text:style-name="T59">PRIMERA.-OBJETO</text:span><text:span text:style-name="T9">:</text:span><text:span text:style-name="T43">_______________________________________________</text:span><text:span text:style-name="T9"> </text:span><text:span text:style-name="T43">___</text:span><text:span text:style-name="T44">_____________________________________________________________________________________________________________________________________________________</text:span><text:span text:style-name="T11">.</text:span><text:span text:style-name="T12">CLÁUSULA</text:span><text:span text:style-name="T6"> </text:span><text:span text:style-name="T60">SEGUNDA.-</text:span><text:span text:style-name="T32"> </text:span><text:span text:style-name="T60">OBLIGACIONES DEL CONTRATISTA</text:span><text:span text:style-name="T10">: a) OBLIGACIONES GENERALES: </text:span><text:span text:style-name="T17">1.</text:span><text:span text:style-name="T40"> Cumplir con el objeto del contrato, en la forma y tiempo requerido y pactado. </text:span><text:span text:style-name="T17">2.</text:span><text:span text:style-name="T40"> </text:span><text:span text:style-name="T41">Entregar mensualmente al supervisor del contrato </text:span><text:span text:style-name="T40">el pago al sistema general de seguridad social en salud, pensión y riesgos profesionales, de conformidad con la ley 100 de 1993 y sus decretos reglamentarios.</text:span><text:span text:style-name="T17"> 3.</text:span><text:span text:style-name="T40"> Brindar un buen trato y respeto a los funcionarios del Instituto, así como a los clientes externos. </text:span><text:span text:style-name="T17">4.</text:span><text:span text:style-name="T40"> Responder civil y penalmente tanto por el cumplimiento de las obligaciones derivadas de este contrato, como por los hechos u omisiones que le fueren imputables y causen daño o perjuicio a la entidad de acuerdo con el artículo 52 de la ley 80 de 1993. </text:span><text:span text:style-name="T17">5.</text:span><text:span text:style-name="T40"> Cumplir con la calidad y oportunidad requerida la implementación y mejoramiento continuo del sistema de gestión de calidad –SGC- y del modelo Estándar de Control Interno-MECI, dentro de los parámetros de la norma técnica y de acuerdo con las directivas de la administración del IDRD. </text:span><text:span text:style-name="T17">6</text:span><text:span text:style-name="T40">. De conformidad a las obligaciones especificas, cumplir y hacer cumplir la normatividad en materia ambiental expedida por el Gobierno Nacional y Distrital. </text:span><text:span text:style-name="T17">7.</text:span><text:span text:style-name="T40"> Mantener estricta reserva y confidencialidad sobre la información que conozca por causa o con ocasión de la ejecución del contrato. </text:span><text:span text:style-name="T18">8</text:span><text:span text:style-name="T17">.</text:span><text:span text:style-name="T40"> Atender las </text:span><text:soft-page-break/><text:span text:style-name="T40">recomendaciones y sugerencias relacionadas con el objeto y obligaciones que realice la supervisión del contrato</text:span><text:span text:style-name="T17">. </text:span><text:span text:style-name="T18">9</text:span><text:span text:style-name="T17">.</text:span><text:span text:style-name="T40"> Presentar un informe mensual de sus actividades, al supervisor del contrato. </text:span><text:span text:style-name="T17">1</text:span><text:span text:style-name="T18">0</text:span><text:span text:style-name="T17">. </text:span><text:span text:style-name="T40">Responder al supervisor del contrato de todas las labores encomendadas, de conformidad con el objeto contractual y que estén asignadas </text:span><text:span text:style-name="T42">a través de documento escrito.</text:span><text:span text:style-name="T17">1</text:span><text:span text:style-name="T18">1</text:span><text:span text:style-name="T17">.</text:span><text:span text:style-name="T40"> Dar cumplimiento con lo establecido en el artículo 90 de la Ley 418 de 1997, modificado por el artículo 31 de la Ley 782 de 2002 y en concordancia con el artículo12 de la Ley 1150 de 2007. </text:span><text:span text:style-name="T17">1</text:span><text:span text:style-name="T18">2</text:span><text:span text:style-name="T17">.</text:span><text:span text:style-name="T40"> Conocer la Política Publica de Deporte, Recreación y Actividad Física y Parques para Bogotá 2009-2019 denominada “Bogotá Mas Activa”, la cual debe ser consultada en la pagina web </text:span><text:a xlink:type="simple" xlink:href="http://www.culturarecreacionydeporte.gov.co/"><text:span text:style-name="Internet_20_link"><text:span text:style-name="T196">www.culturarecreacionydeporte.gov.co</text:span></text:span></text:a><text:span text:style-name="Internet_20_link"><text:span text:style-name="T173">.</text:span></text:span><text:span text:style-name="T40"> </text:span><text:span text:style-name="T19">1</text:span><text:span text:style-name="T18">3</text:span><text:span text:style-name="T17">. </text:span><text:span text:style-name="T66">Cumplir con las normas del Sistema General de Riesgos Laborales y practicarse por su cuenta y riesgo los exámenes médicos ocupacionales de conformidad con lo previsto en los artículos 16 y 18 del Decreto 0723 de 2013, los cuales deberán ser entregados <text:s/>al supervisor del contrato.</text:span><text:span text:style-name="T17"> </text:span><text:span text:style-name="T18">14</text:span><text:span text:style-name="T17">.</text:span><text:span text:style-name="T40"> Las demás que se requieren para el cumplimiento del objeto del presente contrato que se originen de su naturaleza y de los estudios previos.- PRODUCTOS.-Informes mensuales de actividades detallado para el cumplimiento de las obligaciones contractuales.- Los demás informes que a solicitud del Supervisor sean requeridos</text:span><text:span text:style-name="T20">.</text:span><text:span text:style-name="T10"> </text:span><text:span text:style-name="T120">b</text:span><text:span text:style-name="T121">) OBLIGACIONES ESPECIFICAS</text:span><text:span text:style-name="T127">: </text:span><text:span text:style-name="T97">1. </text:span><text:span text:style-name="T103">________________________________</text:span><text:span text:style-name="T97">2.</text:span><text:span text:style-name="T103"> ________________________.</text:span><text:span text:style-name="T97">3.</text:span><text:span text:style-name="T91">______________________________________</text:span><text:span text:style-name="T103"> __</text:span><text:span text:style-name="T106">____________</text:span><text:span text:style-name="T103">.</text:span><text:span text:style-name="T97">4.</text:span><text:span text:style-name="T91">_______</text:span><text:span text:style-name="T103">_______________________________________</text:span><text:span text:style-name="T97">5.</text:span><text:span text:style-name="T103"> __</text:span><text:span text:style-name="T106">_______________________________________________</text:span><text:span text:style-name="T103">.</text:span><text:span text:style-name="T97">6.</text:span><text:span text:style-name="T91">_____________________</text:span><text:span text:style-name="T98">7.</text:span><text:span text:style-name="T92">__________________________</text:span><text:span text:style-name="T99">8. </text:span><text:span text:style-name="T93">_______________________</text:span><text:span text:style-name="T104"> </text:span><text:span text:style-name="T99">9.</text:span><text:span text:style-name="T104"> _________________________.</text:span><text:span text:style-name="T99">10.</text:span><text:span text:style-name="T93">__________________________.</text:span><text:span text:style-name="T104">____________________.</text:span><text:span text:style-name="T99">11.</text:span><text:span text:style-name="T93">___</text:span><text:span text:style-name="T104">________________________.</text:span><text:span text:style-name="T99">12.</text:span><text:span text:style-name="T93">___________</text:span><text:span text:style-name="T104">________</text:span><text:span text:style-name="T105">.</text:span><text:span text:style-name="T100">13.</text:span><text:span text:style-name="T105">_______________________.</text:span><text:span text:style-name="T67">CLÁUSULA</text:span><text:span text:style-name="T177"> </text:span><text:span text:style-name="T131">TERCERA. OBLIGACIONES DEL IDRD</text:span><text:span text:style-name="T139">: </text:span><text:span text:style-name="T124">1.</text:span><text:span text:style-name="T139"> Aprobar la garantía única de cumplimiento. </text:span><text:span text:style-name="T124">2</text:span><text:span text:style-name="T139">. Exigir del </text:span><text:span text:style-name="T124">CONTRATISTA </text:span><text:span text:style-name="T139">la ejecución idónea del objeto del contrato. </text:span><text:span text:style-name="T124">3.</text:span><text:span text:style-name="T139"> Pagar el valor del presente contrato en la forma y plazos <text:s/>pactados, para lo cual deberá expedir la reserva o registro presupuestal, por conducto del responsable del Área de Presupuesto. </text:span><text:span text:style-name="T124">4.</text:span><text:span text:style-name="T139"> Vigilar la debida y oportuna ejecución del contrato y el cumplimiento de todas las obligaciones contractuales</text:span><text:span text:style-name="T124">. 5.</text:span><text:span text:style-name="T139"> Suministrar oportunamente la información y el apoyo que requiera el </text:span><text:span text:style-name="T124">CONTRATISTA</text:span><text:span text:style-name="T139"> para el cumplimiento de sus obligaciones contractuales.</text:span><text:span text:style-name="T126"> </text:span><text:span text:style-name="T55">CLÁUSULA</text:span><text:span text:style-name="T137"> </text:span><text:span text:style-name="T132">CUARTA. VALOR DEL CONTRATO</text:span><text:span text:style-name="T120">:</text:span><text:span text:style-name="T126"> P</text:span><text:span text:style-name="T34">ara todos los efectos legales y fiscales el valor total del presente contrato corresponde a la suma de _____________________________________________________________________________________</text:span><text:span text:style-name="T14">MIL </text:span><text:span text:style-name="T13">PESOS MONEDA </text:span><text:span text:style-name="T16">LEGAL COLOMBIANA </text:span><text:span text:style-name="T15">($ </text:span><text:span text:style-name="T39">__________</text:span><text:span text:style-name="T15">) </text:span><text:span text:style-name="T16">M/L</text:span><text:span text:style-name="T21">,</text:span><text:span text:style-name="T45"> </text:span><text:span text:style-name="T38">valor este que incluye</text:span><text:span text:style-name="T36"> todos los gastos, contribuciones, tasas, descuentos y <text:s/>demás impuestos a que haya lugar y en que deba incurrir el </text:span><text:span text:style-name="T37">(la)</text:span><text:span text:style-name="T36"> CONTRATISTA para el cumplimiento del objeto del contrato</text:span><text:span text:style-name="T35">, financiado con recursos del Instituto Distrital para la Recreación y el Deporte – IDRD, correspondientes a la vigencia fiscal del año 20___, con cargo al Certificado de Disponibilidad Presupuestal </text:span><text:span text:style-name="T68">No. ____ de</text:span><text:span text:style-name="T69"> ______</text:span><text:span text:style-name="T70"> __de 20__</text:span><text:span text:style-name="T69">, artículo: __________– “</text:span><text:span text:style-name="T71"> ___________________</text:span><text:span text:style-name="T68">”.</text:span><text:span text:style-name="T139"> </text:span><text:span text:style-name="T61">CLÁUSULA </text:span><text:span text:style-name="T131">QUINTA. FORMA DE PAGO</text:span><text:span text:style-name="T123">:</text:span><text:span text:style-name="T139"> </text:span><text:span text:style-name="T47">El valor del presente contrato se</text:span><text:span text:style-name="T48">rá </text:span><text:span text:style-name="T47">paga</text:span><text:span text:style-name="T48">do por el IDRD <text:s/>en </text:span><text:soft-page-break/><text:span text:style-name="T48">mensualidades vencidas, </text:span><text:span text:style-name="T47">cada una por valor de </text:span><text:span text:style-name="T24">______________________________PESOS </text:span><text:span text:style-name="T23">M</text:span><text:span text:style-name="T25">ONEDA LEGAL COLOMBIA </text:span><text:span text:style-name="T23">($ _________) </text:span><text:span text:style-name="T25">M/L</text:span><text:span text:style-name="T26"> </text:span><text:span text:style-name="T22"><text:s/></text:span><text:span text:style-name="T46">y/o proporcional al numero de días de ejecución del contrato</text:span><text:span text:style-name="T47"> dentro de los diez días hábiles siguientes al cumplimiento del mes respectivo. </text:span><text:span text:style-name="T129">El pago estará precedido de la certificación de cumplimiento a satisfacción expedida por el supervisor, previa presentación del informe correspondiente y acreditación del pago de los aportes al sistema de seguridad social en salud - pensión y riesgos laborales. </text:span><text:span text:style-name="T140">En todo caso, cada pago estará sujeto a la aprobación del </text:span><text:span text:style-name="T49">PAC.</text:span><text:span text:style-name="T141"> </text:span><text:span text:style-name="T27">PARÁGRAFO PRIMERO: </text:span><text:span text:style-name="T49">El primer pago se efectuará por el período comprendido entre la fecha de la suscripción del acta de inicio y el día 25 del mismo mes. Del segundo pago en adelante se realizará por periodo vencido hasta el 25 de cada mes y el último pago se realizará una vez terminado el contrato, previa certificación del supervisor sobre el cumplimiento a satisfacción del mismo. </text:span><text:span text:style-name="T61">CLÁUSULA</text:span><text:span text:style-name="T137"> </text:span><text:span text:style-name="T132">SEXTA. PLAZO</text:span><text:span text:style-name="T120">:</text:span><text:span text:style-name="T126"> El plazo de ejecución del con</text:span><text:span text:style-name="T51">trato será de _____</text:span><text:span text:style-name="T28">(__) MESES</text:span><text:span text:style-name="T50"> </text:span><text:span text:style-name="T51">contad</text:span><text:span text:style-name="T126">os a partir de la suscripción del acta de iniciación una vez perfeccionado el contrato y cumplidos los requisitos de ejecución.</text:span><text:span text:style-name="T142"> </text:span><text:span text:style-name="T51">Dicha Acta deberá ser suscrita por el contratista y el supervisor de la misma dentro de los tres (3) días siguientes a la firma del contrato y remitir el original a la oficina correspondiente</text:span><text:span text:style-name="T126"> </text:span><text:span text:style-name="T55">CLÁUSULA </text:span><text:span text:style-name="T132">SEPTIMA.- </text:span><text:span text:style-name="T135">GARANTÍA: </text:span><text:span text:style-name="T145">EL </text:span><text:span text:style-name="T185">CONTRATISTA</text:span><text:span text:style-name="T186"> se obliga a constituir a favor del </text:span><text:span text:style-name="T185">IDRD</text:span><text:span text:style-name="T186">, de acuerdo con el numeral 19 del artículo 25 de la Ley 80 de 1993 y el Titulo III del Decreto 1510 de 2013, una garantía que avalará el cumplimiento de las obligaciones surgidas del contrato, debiendo incluir como riesgos amparados: </text:span><text:span text:style-name="T192">1. Cumplimiento:</text:span><text:span text:style-name="T193"> Para garantizar al Instituto de los perjuicios derivados de : a) El incumplimiento total o parcial del contrato, cuando el incumplimiento es imputable al contratista; b) El incumplimiento tardio <text:s/>o defectuoso del contrato, cuando el incumplimiento es imputable al contratista. c) Los daños imputables al contratista por entregas parciales de, cuando el contrato no <text:s/>prevé entregas parciales. d) El pago del valor de las multas y de la clausula <text:s/>penal pecuniaria, en cuantía equivalente al _______por ciento </text:span><text:span text:style-name="T190">(__%) </text:span><text:span text:style-name="T193">del valor total del contrato y con una vigencia </text:span><text:span text:style-name="T195">igual al plazo establecido en el presente contrato y ______ (__) meses más</text:span><text:span text:style-name="T194">, contados a partir de la fecha de suscripción del acta de inicio. </text:span><text:span text:style-name="T125">PARÁGRAFO 1:</text:span><text:span text:style-name="T144"> El contratista deberá hacer entrega de estas garantías a la entidad dentro de los dos (2) días siguientes a la suscripción del contrato, las cuales serán aprobadas por la misma, de acuerdo con lo señalado en el inciso segundo del artículo 41 de la Ley 80 de 1993. </text:span><text:span text:style-name="T187">PARÁGRAFO 2: </text:span><text:span text:style-name="T188">El </text:span><text:span text:style-name="T189">(la) </text:span><text:span text:style-name="T187">CONTRATISTA</text:span><text:span text:style-name="T188"> debe ajustar las garantías a la fecha del acta de inicio, así mismo reponer, modificar o adicionar las garantías, cuando se suscriba una adición o prórroga del contrato, en el mismo término o en el nuevo valor, según el caso, <text:s/>o cuando fuere necesario, a juicio del </text:span><text:span text:style-name="T187">IDRD</text:span><text:span text:style-name="T188">, o por cualquier otra causa que implique modificación del valor o del término de ejecución del contrato. </text:span><text:span text:style-name="T56">CLÁUSULA</text:span><text:span text:style-name="T65"> </text:span><text:span text:style-name="T62">O</text:span><text:span text:style-name="T63">CTAVA </text:span><text:span text:style-name="T132">EXCLUSIÓN DE RELACIÓN LABORAL</text:span><text:span text:style-name="T120">: </text:span><text:span text:style-name="T126">Los servicios contratados se ejecutaran de manera autónoma y sin subordinación, razón por lo cual no genera relación laboral ni prestaciones sociales y ningún tipo de costos distintos al valor acordado en la cláusula cuarta de este contrato, de conformidad con lo preceptuado en el numeral 4° del artículo 32 de la Ley 80 de 1993 concordante con el numeral 29 </text:span><text:soft-page-break/><text:span text:style-name="T126">del artículo 48 de la Ley 734 de 2.002 Código Disciplinario Único. </text:span><text:span text:style-name="T55">CLÁUSULA</text:span><text:span text:style-name="T137"> </text:span><text:span text:style-name="T133">NOVENA</text:span><text:span text:style-name="T132">. </text:span><text:span text:style-name="T107">CADUCIDAD, MODIFICACIÓN, TERMINACIÓN E INTERPRETACIÓN UNILATERAL</text:span><text:span text:style-name="T101">.</text:span><text:span text:style-name="T113"> Se entienden incorporadas las cláusulas previstas en los artículos 14 al 18 de la Ley 80 de 1993.</text:span><text:span text:style-name="T120"> </text:span><text:span text:style-name="T55">CLÁUSULA</text:span><text:span text:style-name="T132"> </text:span><text:span text:style-name="T134">DECIMA</text:span><text:span text:style-name="T132">. SUSPENSIÓN DEL CONTRATO</text:span><text:span text:style-name="T120">: </text:span><text:span text:style-name="T126">El plazo de ejecución del contrato podrá suspenderse en los siguientes eventos: </text:span><text:span text:style-name="T120">a)</text:span><text:span text:style-name="T126"> Por circunstancias de fuerza mayor o caso fortuito. </text:span><text:span text:style-name="T120">b)</text:span><text:span text:style-name="T126"> Por mutuo acuerdo, siempre que de ello no se deriven mayores costos para el </text:span><text:span text:style-name="T120">IDRD</text:span><text:span text:style-name="T126">, ni se causen otros perjuicios. </text:span><text:span text:style-name="T120">c)</text:span><text:span text:style-name="T126"> Por incapacidad del </text:span><text:span text:style-name="T120">CONTRATISTA</text:span><text:span text:style-name="T126"> de prestar sus servicios de manera personal. La suspensión se hará constar en acta motivada, suscrita por las partes. </text:span><text:span text:style-name="T55">CLÁUSULA </text:span><text:span text:style-name="T132">DÉCIMA </text:span><text:span text:style-name="T134">PRIMERA</text:span><text:span text:style-name="T132">- CESIÓN</text:span><text:span text:style-name="T120">: </text:span><text:span text:style-name="T142">El </text:span><text:span text:style-name="T120">CONTRATISTA</text:span><text:span text:style-name="T126"> no podrá ceder el presente contrato a persona alguna natural o jurídica, nacional o extranjera sin el consentimiento previo y escrito del </text:span><text:span text:style-name="T120">IDRD</text:span><text:span text:style-name="T126"> pudiendo este reservarse las razones que tenga para negar la autorización de la cesión. </text:span><text:span text:style-name="T55">CLÁUSULA</text:span><text:span text:style-name="T137"> </text:span><text:span text:style-name="T132">DÉCIMA </text:span><text:span text:style-name="T134">SEGUNDA</text:span><text:span text:style-name="T132">. SUBCONTRATOS</text:span><text:span text:style-name="T120">: </text:span><text:span text:style-name="T142">El <text:s/></text:span><text:span text:style-name="T120">CONTRATISTA</text:span><text:span text:style-name="T126"> no podrá subcontratar el presente contrato a persona natural o jurídica, nacional o extranjera alguna. En todos los casos el <text:s/></text:span><text:span text:style-name="T120">CONTRATISTA</text:span><text:span text:style-name="T126"> es el único responsable por la celebración de subcontratos y el IDRD no adquirirá vínculo alguno con los subcontratistas. </text:span><text:span text:style-name="T55">CLÁUSULA </text:span><text:span text:style-name="T132">DÉCIMA </text:span><text:span text:style-name="T134">TERCERA</text:span><text:span text:style-name="T132">. PERFECCIONAMIENTO Y REQUISITOS DE EJECUCIÓN:</text:span><text:span text:style-name="T126"> </text:span><text:span text:style-name="T146">El presente contrato se perfecciona con el acuerdo de voluntades de las partes y la suscripción del mismo. Requiere para su ejecución: </text:span><text:span text:style-name="T147">a)</text:span><text:span text:style-name="T146"> Expedición del registro presupuestal correspondiente. </text:span><text:span text:style-name="T147">b)</text:span><text:span text:style-name="T146"> Entrega del certificado de examen médico ocupacional </text:span><text:span text:style-name="T147">c) </text:span><text:span text:style-name="T146">Aprobación de la garantía única de cumplimiento</text:span><text:span text:style-name="T147"> d)</text:span><text:span text:style-name="T146"> Suscripción del acta de inicio</text:span><text:span text:style-name="T126">. <text:s/></text:span><text:span text:style-name="T55">CLÁUSULA</text:span><text:span text:style-name="T137"> </text:span><text:span text:style-name="T132">DÉCIMA </text:span><text:span text:style-name="T134">CUARTA</text:span><text:span text:style-name="T132">. <text:s/>MULTAS</text:span><text:span text:style-name="T120">: </text:span><text:span text:style-name="T126">En caso de incumplimiento parcial o total de las obligaciones adquiridas por el contratista en virtud del presente contrato, el IDRD podrá imponer multas diarias y sucesivas equivalentes al uno por mil del valor del presente contrato, las cuales entre si no podrán exceder el diez por ciento (10%) del valor del mismo, según la gravedad del incumplimiento. </text:span><text:span text:style-name="T120">PARÁGRAFO PRIMERO: PROCEDIMIENTO PARA IMPOSICIÓN DE MULTAS: </text:span><text:span text:style-name="T126">El procedimiento aplicable será el establecido en el artículo 86 de la Ley 1474 de 2011 y en la Resolución IDRD No. 579 de 2011. </text:span><text:span text:style-name="T120">PARÁGRAFO SEGUNDO: </text:span><text:span text:style-name="T126">De conformidad con lo establecido en el parágrafo del artículo 17 de la Ley 1150 de 2007, el <text:s/></text:span><text:span text:style-name="T120">CONTRATISTA</text:span><text:span text:style-name="T126"> autoriza al </text:span><text:span text:style-name="T120">IDRD </text:span><text:span text:style-name="T126">para compensar el valor por concepto de multas de las cuentas mensuales pendientes de pago a su favor. </text:span><text:span text:style-name="T120">PARÁGRAFO TERCERO: </text:span><text:span text:style-name="T126">Cuando no exista saldo a favor del <text:s/></text:span><text:span text:style-name="T120">CONTRATISTA</text:span><text:span text:style-name="T126">, el valor por concepto de multas se podrá hacer efectivo a través de la garantía constituida o el </text:span><text:span text:style-name="T120">IDRD</text:span><text:span text:style-name="T126"> podrá acudir a la Jurisdicción Coactiva. </text:span><text:span text:style-name="T55">CLÁUSULA</text:span><text:span text:style-name="T137"> </text:span><text:span text:style-name="T132">DÉCIMA </text:span><text:span text:style-name="T134">QUINTA</text:span><text:span text:style-name="T132">- CLÁUSULA PENAL PECUNIARIA</text:span><text:span text:style-name="T120">:</text:span><text:span text:style-name="T126"> Así mismo en caso de incumplimiento total o parcial de cualquiera de las obligaciones a cargo del <text:s/></text:span><text:span text:style-name="T120">CONTRATISTA</text:span><text:span text:style-name="T126">, o que se declare la caducidad, habrá lugar al pago de una sanción pecuniaria del veinte por ciento (20%) del valor total del contrato, <text:s/>sin que el pago de la pena extinga la obligación principal o el pago de los perjuicios causados. </text:span><text:span text:style-name="T120">PARÁGRAFO PRIMERO: </text:span><text:span text:style-name="T126">De conformidad con lo establecido en el parágrafo del artículo 17 de la Ley 1150 de 2007, el </text:span><text:span text:style-name="T120">CONTRATISTA</text:span><text:span text:style-name="T126">, autoriza al </text:span><text:span text:style-name="T120">IDRD</text:span><text:span text:style-name="T126"> para compensar el valor por concepto de la </text:span><text:soft-page-break/><text:span text:style-name="T126">cláusula penal pecuniaria, de las sumas que resulten a su favor al momento de la liquidación del contrato. </text:span><text:span text:style-name="T120">PARÁGRAFO SEGUNDO:</text:span><text:span text:style-name="T126"> Cuando no exista saldo a favor del </text:span><text:span text:style-name="T120">CONTRATISTA</text:span><text:span text:style-name="T126">, el valor por concepto de la cláusula penal pecuniaria se podrá hacer efectiva a través de la garantía constituida o el </text:span><text:span text:style-name="T121">IDRD</text:span><text:span text:style-name="T126"> podrá acudir a la Jurisdicción Coactiva. </text:span><text:span text:style-name="T55">CLÁUSULA </text:span><text:span text:style-name="T132">DÉCIMA </text:span><text:span text:style-name="T134">SEXTA</text:span><text:span text:style-name="T132">. SUPERVISIÓN</text:span><text:span text:style-name="T120">:</text:span><text:span text:style-name="T126"> </text:span><text:span text:style-name="T128">L</text:span><text:span text:style-name="T126">a supervisión del presente contrato será realizada</text:span><text:span text:style-name="T51"> por Doctor</text:span><text:span text:style-name="T52"> Aldo Enrique Cadena Rojas Director General del IDRD o en quien éste designe.</text:span><text:span text:style-name="T54"> </text:span><text:span text:style-name="T30">PARAGRAFO PRIMERO: </text:span><text:span text:style-name="T53">El supervisor del contrato tendrá adicional a las obligaciones establecidas por la ley, las siguientes:</text:span><text:span text:style-name="T30"> 1).</text:span><text:span text:style-name="T53"> disponer</text:span><text:span text:style-name="T51"> e informar sobre lo inherente al contrato. </text:span><text:span text:style-name="T29">2).</text:span><text:span text:style-name="T51"> ejercer la vigilancia y control de la ejecución del contrato, así como <text:s/>coordinar lo atinente a la ejecución del mismo. </text:span><text:span text:style-name="T29">3).</text:span><text:span text:style-name="T51"> verificar el cumplimiento del objeto y <text:s/>obligaciones contractuales, y autorizar los pagos en los términos allí establecidos</text:span><text:span text:style-name="T53">. </text:span><text:span text:style-name="T30">4).</text:span><text:span text:style-name="T53"> remitir copia <text:s/>a la oficina de apoyo a la contratación de la suspensión y/o suspensiones <text:s/>que se realicen al contrato, las cuales deberán ser suscritas entre el ordenador del gasto y el contratista, previo concepto técnico favorable emitido por el supervisor designado. </text:span><text:span text:style-name="T30">5). </text:span><text:span text:style-name="T53">allegar a la oficina de apoyo a la contratación cada uno de los <text:s/>informes mensuales de actividades presentados por el contratista. </text:span><text:span text:style-name="T55">CLÁUSULA</text:span><text:span text:style-name="T112"> </text:span><text:span text:style-name="T110">DÉCIMA SE</text:span><text:span text:style-name="T111">PTIMA</text:span><text:span text:style-name="T110">.</text:span><text:span text:style-name="T132"> MECANISMOS DE SOLUCIÓN DE CONTROVERSIAS CONTRACTUALES</text:span><text:span text:style-name="T120">:</text:span><text:span text:style-name="T126"> </text:span><text:span text:style-name="T130">Las partes contratantes dirimirán sus controversias contractuales agotando el procedimiento establecido <text:s/>en el artículo 68, título VIII de la Ley 80 de 1993 y demás normas concordantes que regulen la materia, para lo cual se acudirá en primer lugar al arreglo directo entre las partes y en segundo lugar a la conciliación <text:s/>extrajudicial o judicial. </text:span><text:span text:style-name="T55">CLÁUSULA DECIMA </text:span><text:span text:style-name="T57">OCTAVA</text:span><text:span text:style-name="T122">.- LUGAR DE EJECUCIÓN: </text:span><text:span text:style-name="T143">El servicio será prestado en el lugar que previamente establezca el Instituto, en la ciudad de Bogotá. </text:span><text:span text:style-name="T55">CLÁUSULA DECIMA <text:s/></text:span><text:span text:style-name="T57">NOVENA</text:span><text:span text:style-name="T138"> </text:span><text:span text:style-name="T136">- PUBLICACIÓN: </text:span><text:span text:style-name="T122">EL IDRD </text:span><text:span text:style-name="T143">a través del Área de Apoyo a la Contratación deberá publicar el presente contrato en la página web de Colombia Compra Eficiente - SECOP, de conformidad con los términos del artículo</text:span><text:span text:style-name="T130"> 19 del <text:s/>Decreto 1510 de 2013. </text:span><text:span text:style-name="T55">CLÁUSULA </text:span><text:span text:style-name="T57">VIGESIMA</text:span><text:span text:style-name="T58">.</text:span><text:span text:style-name="T55"> –</text:span><text:span text:style-name="T102"> </text:span><text:span text:style-name="T108">INDEMNIDAD:</text:span><text:span text:style-name="T102"> </text:span><text:span text:style-name="T94">El Contratista se obliga a indemnizar al lDRD con ocasión</text:span><text:span text:style-name="T148"> </text:span><text:span text:style-name="T94">de</text:span><text:span text:style-name="T149"> </text:span><text:span text:style-name="T94">la violación o el incumplimiento de las</text:span><text:span text:style-name="T150"> </text:span><text:span text:style-name="T94">obligaciones</text:span><text:span text:style-name="T150"> </text:span><text:span text:style-name="T94">previstas en el presente Contrato. Se</text:span><text:span text:style-name="T150"> </text:span><text:span text:style-name="T94">obliga a mantener</text:span><text:span text:style-name="T151"> </text:span><text:span text:style-name="T94">indemne a la Contratante</text:span><text:span text:style-name="T152"> </text:span><text:span text:style-name="T94">de cualquier</text:span><text:span text:style-name="T153"> </text:span><text:span text:style-name="T94">daño</text:span><text:span text:style-name="T154"> </text:span><text:span text:style-name="T94">o</text:span><text:span text:style-name="T155"> </text:span><text:span text:style-name="T94">perjuicio</text:span><text:span text:style-name="T156"> </text:span><text:span text:style-name="T94">originado</text:span><text:span text:style-name="T157"> </text:span><text:span text:style-name="T94">en</text:span><text:span text:style-name="T157"> </text:span><text:span text:style-name="T94">reclamaciones de</text:span><text:span text:style-name="T149"> </text:span><text:span text:style-name="T94">terceros</text:span><text:span text:style-name="T154"> </text:span><text:span text:style-name="T94">que</text:span><text:span text:style-name="T158"> </text:span><text:span text:style-name="T94">tengan como</text:span><text:span text:style-name="T159"> </text:span><text:span text:style-name="T94">causa sus actuaciones hasta</text:span><text:span text:style-name="T160"> </text:span><text:span text:style-name="T94">por</text:span><text:span text:style-name="T151"> </text:span><text:span text:style-name="T94">el</text:span><text:span text:style-name="T161"> </text:span><text:span text:style-name="T94">monto</text:span><text:span text:style-name="T153"> </text:span><text:span text:style-name="T94">del</text:span><text:span text:style-name="T162"> </text:span><text:span text:style-name="T94">daño</text:span><text:span text:style-name="T154"> </text:span><text:span text:style-name="T94">o</text:span><text:span text:style-name="T163"> </text:span><text:span text:style-name="T94">perjuicio</text:span><text:span text:style-name="T164"> </text:span><text:span text:style-name="T94">causado y</text:span><text:span text:style-name="T165"> </text:span><text:span text:style-name="T94">hasta</text:span><text:span text:style-name="T152"> </text:span><text:span text:style-name="T94">por</text:span><text:span text:style-name="T166"> </text:span><text:span text:style-name="T94">el valor</text:span><text:span text:style-name="T154"> </text:span><text:span text:style-name="T94">del</text:span><text:span text:style-name="T149"> </text:span><text:span text:style-name="T94">presente Contrato y</text:span><text:span text:style-name="T167"> </text:span><text:span text:style-name="T94">mantener indemne al lDRD por cualquier obligación de carácter laboral o</text:span><text:span text:style-name="T167"> </text:span><text:span text:style-name="T94">relacionado que</text:span><text:span text:style-name="T168"> </text:span><text:span text:style-name="T94">se originen</text:span><text:span text:style-name="T169"> </text:span><text:span text:style-name="T94">en el</text:span><text:span text:style-name="T154"> </text:span><text:span text:style-name="T94">incumplimiento de las obligaciones laborales que el Contratista asume frente</text:span><text:span text:style-name="T152"> </text:span><text:span text:style-name="T94">al</text:span><text:span text:style-name="T169"> </text:span><text:span text:style-name="T94">personal, subordinados</text:span><text:span text:style-name="T170"> </text:span><text:span text:style-name="T94">o terceros que se vinculen a</text:span><text:span text:style-name="T171"> </text:span><text:span text:style-name="T94">la ejecución de las obligaciones</text:span><text:span text:style-name="T172"> </text:span><text:span text:style-name="T94">derivadas del presente Contrato. <text:s/></text:span><text:span text:style-name="T55">CLÁUSULA VIGESIMA –</text:span><text:span text:style-name="T102"> </text:span><text:span text:style-name="T109">PRIMERA.- </text:span><text:span text:style-name="T108">RESPONSABILIDAD:</text:span><text:span text:style-name="T102"> </text:span><text:span text:style-name="T94">El <text:s/>contratista es responsable por el cumplimiento del objeto del presente contrato, será responsable por los daños que ocasione sus empleados y/o los empleados de sus subcontratistas al IDRD en la ejecución del presente contrato. Ninguna de las partes será responsable frente a la otra o frente a terceros por daños especiales, imprevisibles o daños indirectos, derivados de fuerza mayor o caso fortuito de acuerdo con la ley</text:span><text:span text:style-name="T102">.</text:span><text:span text:style-name="T108"> </text:span><text:span text:style-name="T55">CLÁUSULA VIGESIMA </text:span><text:span text:style-name="T57">SEGUNDA</text:span><text:span text:style-name="T58">.- </text:span><text:span text:style-name="T55">DOMICILIO Y </text:span><text:soft-page-break/><text:span text:style-name="T55">NOTIFICACIONES</text:span><text:span text:style-name="T114">:</text:span><text:span text:style-name="T115"> Para todos los efectos legales y fiscales se fija como domicilio contractual la ciudad de Bogotá D. C. </text:span><text:span text:style-name="T116">Los avisos, solicitudes, comunicaciones y notificaciones que las Partes deban hacer en desarrollo del presente Contrato deben constar por escrito y se entenderán debidamente efectuadas sólo si son entregadas personalmente o por correo electrónico a la persona y a las direcciones indicadas a continuación:</text:span></text:p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8">IDRD</text:p>
          </table:table-cell>
          <table:table-cell table:style-name="Tabla1.B1" office:value-type="string">
            <text:p text:style-name="P18">CONTRATISTA</text:p>
          </table:table-cell>
        </table:table-row>
        <table:table-row table:style-name="Tabla1.1">
          <table:table-cell table:style-name="Tabla1.A2" office:value-type="string">
            <text:p text:style-name="P19">Nombre: <text:s/>Instituto Distrital de Recreacion y Deporte -IDRD</text:p>
          </table:table-cell>
          <table:table-cell table:style-name="Tabla1.B2" office:value-type="string">
            <text:p text:style-name="P17"><text:span text:style-name="T176">Nombre: </text:span><text:span text:style-name="T8"><text:s/></text:span></text:p>
          </table:table-cell>
        </table:table-row>
        <table:table-row table:style-name="Tabla1.1">
          <table:table-cell table:style-name="Tabla1.A2" office:value-type="string">
            <text:p text:style-name="P20">Área de Apoyo a la Contratación </text:p>
          </table:table-cell>
          <table:table-cell table:style-name="Tabla1.B2" office:value-type="string">
            <text:p text:style-name="P24"/>
          </table:table-cell>
        </table:table-row>
        <table:table-row table:style-name="Tabla1.1">
          <table:table-cell table:style-name="Tabla1.A2" office:value-type="string">
            <text:p text:style-name="P20">Dirección Calle 63 No. 59A - 06</text:p>
          </table:table-cell>
          <table:table-cell table:style-name="Tabla1.B2" office:value-type="string">
            <text:p text:style-name="P20"><text:s/><text:span text:style-name="T180"><text:s/></text:span></text:p>
          </table:table-cell>
        </table:table-row>
        <table:table-row table:style-name="Tabla1.1">
          <table:table-cell table:style-name="Tabla1.A2" office:value-type="string">
            <text:p text:style-name="P20">Teléfono 6605400 Ext. 1169 </text:p>
          </table:table-cell>
          <table:table-cell table:style-name="Tabla1.B2" office:value-type="string">
            <text:p text:style-name="P20"/>
          </table:table-cell>
        </table:table-row>
        <table:table-row table:style-name="Tabla1.1">
          <table:table-cell table:style-name="Tabla1.A2" office:value-type="string">
            <text:p text:style-name="P12"><text:span text:style-name="T2">Correo electrónico:</text:span><text:span text:style-name="T178"> <text:s/>www.contratos.gov.co.</text:span></text:p>
          </table:table-cell>
          <table:table-cell table:style-name="Tabla1.B2" office:value-type="string">
            <text:p text:style-name="P14">Correo electrónico: </text:p>
          </table:table-cell>
        </table:table-row>
      </table:table>
      <text:p text:style-name="P13"/>
      <text:p text:style-name="P10"><text:span text:style-name="T179">Para constancia de lo anterior se firma por las partes hoy,</text:span><text:span text:style-name="T4"> <text:s text:c="2"/></text:span></text:p>
      <text:p text:style-name="P9"><text:s text:c="2"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5">Instituto Distrital de Recreación y Deporte </text:p>
          </table:table-cell>
          <table:table-cell table:style-name="Tabla2.A1" office:value-type="string">
            <text:p text:style-name="P16"><text:span text:style-name="T7">CONTRATISTA</text:span><text:span text:style-name="T5"> <text:s/></text:span></text:p>
          </table:table-cell>
        </table:table-row>
      </table:table>
      <text:p text:style-name="P11"/>
      <text:p text:style-name="P29"/>
      <text:p text:style-name="P29"/>
      <text:p text:style-name="P29"/>
      <text:p text:style-name="P29"/>
      <text:p text:style-name="P29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1"/>
          </table:table-cell>
          <table:table-cell table:style-name="Tabla3.B1" office:value-type="string">
            <text:p text:style-name="P23"><text:span text:style-name="T181"><text:s/></text:span><text:s/></text:p>
          </table:table-cell>
        </table:table-row>
        <table:table-row table:style-name="Tabla3.1">
          <table:table-cell table:style-name="Tabla3.A2" office:value-type="string">
            <text:p text:style-name="P22">Subdirector<text:span text:style-name="T197">(a)</text:span> _______________<text:span text:style-name="T191"> <text:s/></text:span></text:p>
          </table:table-cell>
          <table:table-cell table:style-name="Tabla3.B2" office:value-type="string">
            <text:p text:style-name="P21"/>
          </table:table-cell>
        </table:table-row>
      </table:table>
      <text:p text:style-name="P28"/>
      <text:p text:style-name="P28"/>
      <text:p text:style-name="P25">VoBo: <text:s/>Horacio Caicedo Santana- RAAC</text:p>
      <text:p text:style-name="P26">Reviso: </text:p>
      <text:p text:style-name="P27">Proyecto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ahoma2" svg:font-family="Tahoma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4" svg:font-family="Arial, Arial" style:font-family-generic="swiss" style:font-pitch="variable"/>
    <style:font-face style:name="Berlin Sans FB" svg:font-family="'Berlin Sans FB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Arial3" svg:font-family="Arial, Arial" style:font-family-generic="system" style:font-pitch="variable"/>
    <style:font-face style:name="ArialMT" svg:font-family="ArialMT, 'Arial Unicode MS'" style:font-family-generic="system" style:font-pitch="variable"/>
    <style:font-face style:name="Calibri1" svg:font-family="Calibri" style:font-family-generic="system" style:font-pitch="variable"/>
    <style:font-face style:name="Garamond1" svg:font-family="Garamond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O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CO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499cm" fo:margin-right="0cm" fo:margin-top="0cm" fo:margin-bottom="0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top="0cm" fo:margin-bottom="0.212cm" style:contextual-spacing="false" fo:line-height="200%"/>
      <style:text-properties fo:language="es" fo:country="ES"/>
    </style:style>
    <style:style style:name="No_20_Spacing" style:display-name="No Spacing" style:family="paragraph">
      <style:paragraph-properties fo:orphans="0" fo:widows="0" fo:hyphenation-ladder-count="no-limit"/>
      <style:text-properties style:use-window-font-color="true" style:font-name="Calibri" fo:font-family="Calibri" style:font-family-generic="swiss" style:font-pitch="variable" fo:font-size="11pt" fo:language="es" fo:country="CO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Lista_20_con_20_números" style:display-name="Lista con números" style:family="paragraph" style:parent-style-name="List" style:list-style-name="WW8Num2">
      <style:paragraph-properties fo:margin-top="0cm" fo:margin-bottom="0.423cm" style:contextual-spacing="true" style:line-height-at-least="0.423cm" fo:text-align="justify" style:justify-single-word="false"/>
      <style:text-properties style:font-name="Arial" fo:font-family="Arial" style:font-family-generic="swiss" style:font-pitch="variable" fo:font-size="10pt" fo:letter-spacing="-0.009cm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Normal_20__28_Web_29_" style:display-name="Normal (Web)" style:family="paragraph" style:parent-style-name="Standard">
      <style:text-properties fo:language="es" fo:country="ES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LO-Normal" style:family="paragraph">
      <style:paragraph-properties fo:orphans="0" fo:widows="0" fo:hyphenation-ladder-count="no-limit" style:text-autospace="none"/>
      <style:text-properties fo:color="#000000" style:font-name="Berlin Sans FB" fo:font-family="'Berlin Sans FB'" style:font-family-generic="swiss" style:font-pitch="variable" fo:font-size="12pt" fo:language="es" fo:country="ES" style:font-name-asian="Calibri" style:font-family-asian="Calibri" style:font-family-generic-asian="swiss" style:font-pitch-asian="variable" style:font-size-asian="12pt" style:language-asian="zh" style:country-asian="CN" style:font-name-complex="Berlin Sans FB" style:font-family-complex="'Berlin Sans FB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Note_20_Level_20_2" style:display-name="Note Level 2" style:family="paragraph" style:parent-style-name="Standard">
      <style:text-properties fo:language="es" fo:country="ES"/>
    </style:style>
    <style:style style:name="Pa1_2b_1" style:display-name="Pa1+1" style:family="paragraph" style:parent-style-name="LO-Normal" style:next-style-name="LO-Normal">
      <style:paragraph-properties style:line-height-at-least="0.425cm" fo:orphans="0" fo:widows="0"/>
      <style:text-properties fo:color="#000000" style:font-name="Arial" fo:font-family="Arial" style:font-family-generic="swiss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none" style:country-complex="none"/>
    </style:style>
    <style:style style:name="Texto_20_independiente_20_3" style:display-name="Texto independiente 3" style:family="paragraph" style:parent-style-name="Standard">
      <style:paragraph-properties fo:margin-top="0cm" fo:margin-bottom="0.212cm" style:contextual-spacing="false"/>
      <style:text-properties fo:font-size="8pt" fo:language="es" fo:country="CO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dy_20_Text_20_3" style:display-name="Body Text 3" style:family="paragraph" style:parent-style-name="Standard">
      <style:paragraph-properties fo:text-align="center" style:justify-single-word="false" style:text-autospace="none" style:punctuation-wrap="simple" style:vertical-align="baseline"/>
      <style:text-properties fo:font-size="12pt" fo:font-weight="bold" style:font-size-asian="12pt" style:font-weight-asian="bold"/>
    </style:style>
    <style:style style:name="Texto_20_sin_20_formato1" style:display-name="Texto sin formato1" style:family="paragraph" style:parent-style-name="Standard">
      <style:paragraph-properties style:text-autospace="none" style:punctuation-wrap="simple" style:vertical-align="baseline"/>
      <style:text-properties style:font-name="Courier New" fo:font-family="'Courier New'" style:font-family-generic="modern" fo:language="es" fo:country="ES" style:font-name-complex="Courier New" style:font-family-complex="'Courier New'" style:font-family-generic-complex="modern"/>
    </style:style>
    <style:style style:name="MARIANA" style:family="paragraph" style:parent-style-name="Heading_20_1" style:default-outline-level="" style:list-style-name="">
      <style:paragraph-properties fo:margin-left="0cm" fo:margin-right="0cm" fo:text-align="justify" style:justify-single-word="false" fo:text-indent="0cm" style:auto-text-indent="false" style:punctuation-wrap="hanging" style:vertical-align="baseline">
        <style:tab-stops>
          <style:tab-stop style:position="0.953cm"/>
          <style:tab-stop style:position="4.023cm"/>
        </style:tab-stops>
      </style:paragraph-properties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SUBTITULO_20_ARMANDO_20_" style:display-name="SUBTITULO ARMANDO " style:family="paragraph" style:parent-style-name="MARIANA"/>
    <style:style style:name="SUB_20_ADRI_20_" style:display-name="SUB ADRI " style:family="paragraph" style:parent-style-name="SUBTITULO_20_ARMANDO_20_"/>
    <style:style style:name="OJO_20_" style:display-name="OJO " style:family="paragraph" style:parent-style-name="SUB_20_ADRI_20_"/>
    <style:style style:name="BRUUUU" style:family="paragraph" style:parent-style-name="OJO_20_"/>
    <style:style style:name="KAKAK" style:family="paragraph" style:parent-style-name="BRUUUU"/>
    <style:style style:name="AAAAAAAAA" style:family="paragraph" style:parent-style-name="KAKAK">
      <style:text-properties style:font-name="Tahoma" fo:font-family="Tahoma" style:font-family-generic="swiss" style:font-pitch="variable" fo:font-size="11pt" style:font-size-asian="11pt" style:font-name-complex="Tahoma" style:font-family-complex="Tahoma" style:font-family-generic-complex="swiss" style:font-pitch-complex="variable"/>
    </style:style>
    <style:style style:name="p0" style:family="paragraph" style:parent-style-name="Standard">
      <style:paragraph-properties style:line-height-at-least="0.423cm" fo:text-align="justify" style:justify-single-word="false" fo:orphans="0" fo:widows="0"/>
      <style:text-properties fo:font-size="12pt" fo:language="es" fo:country="CO" style:font-size-asian="12pt" style:font-size-complex="12pt"/>
    </style:style>
    <style:style style:name="western" style:family="paragraph" style:parent-style-name="Standard">
      <style:paragraph-properties fo:margin-top="0.494cm" fo:margin-bottom="0.21cm" style:contextual-spacing="false" style:line-height-at-least="0.176cm" fo:text-align="justify" style:justify-single-word="false"/>
      <style:text-properties fo:color="#000000"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language-asian="es" style:country-asian="CO" style:font-name-complex="Arial Narrow" style:font-family-complex="'Arial Narrow'" style:font-family-generic-complex="swiss" style:font-pitch-complex="variable"/>
    </style:style>
    <style:style style:name="FER1" style:family="paragraph" style:parent-style-name="Heading_20_1" style:default-outline-level="" style:list-style-name="">
      <style:paragraph-properties fo:margin-left="0cm" fo:margin-right="0cm" fo:text-indent="0cm" style:auto-text-indent="false" style:text-autospace="none" style:punctuation-wrap="simple" style:vertical-align="baseline">
        <style:tab-stops>
          <style:tab-stop style:position="0.953cm"/>
          <style:tab-stop style:position="4.023cm"/>
        </style:tab-stops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ER2" style:family="paragraph" style:parent-style-name="FER1" style:list-style-name="">
      <style:paragraph-properties fo:margin-left="0cm" fo:margin-right="0cm" fo:text-align="justify" style:justify-single-word="false" fo:text-indent="0cm" style:auto-text-indent="false" style:text-autospace="none" style:punctuation-wrap="simple" style:vertical-align="baseline"/>
      <style:text-properties style:font-name="Tahoma" fo:font-family="Tahoma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Tahoma" style:font-family-complex="Tahoma" style:font-family-generic-complex="swiss" style:font-pitch-complex="variable" style:font-size-complex="12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  <style:text-properties fo:font-size="12pt" fo:language="es" fo:country="CO" style:font-size-asian="12pt" style:font-size-complex="12pt"/>
    </style:style>
    <style:style style:name="Body_20_Text_20_First_20_Indent_20_2" style:display-name="Body Text First Indent 2" style:family="paragraph" style:parent-style-name="Text_20_body_20_indent">
      <style:paragraph-properties fo:margin-left="0.499cm" fo:margin-right="0cm" fo:text-indent="0.37cm" style:auto-text-indent="false"/>
      <style:text-properties style:font-name="Arial Narrow" fo:font-family="'Arial Narrow'" style:font-family-generic="swiss" style:font-pitch="variable" fo:language="es" fo:country="ES" style:font-name-complex="Arial Narrow" style:font-family-complex="'Arial Narrow'" style:font-family-generic-complex="swiss" style:font-pitch-complex="variable"/>
    </style:style>
    <style:style style:name="Texto_20_independiente_20_31" style:display-name="Texto independiente 31" style:family="paragraph" style:parent-style-name="Standard" style:default-outline-level="">
      <style:paragraph-properties fo:margin-left="0cm" fo:margin-right="0.09cm" fo:text-align="justify" style:justify-single-word="false" fo:orphans="0" fo:widows="0" fo:hyphenation-ladder-count="no-limit" fo:text-indent="0cm" style:auto-text-indent="false" style:punctuation-wrap="hanging" style:vertical-align="baseline"/>
      <style:text-properties style:font-name="Arial1" fo:font-family="Arial" style:font-family-generic="roman" style:font-pitch="variable" fo:font-size="11pt" style:font-size-asian="11pt" style:language-asian="zh" style:country-asian="CN" style:font-name-complex="Arial2" style:font-family-complex="Arial" style:font-family-generic-complex="system" style:font-pitch-complex="variable" fo:hyphenate="false" fo:hyphenation-remain-char-count="2" fo:hyphenation-push-char-count="2"/>
    </style:style>
    <style:style style:name="Dirección_20_interior" style:display-name="Dirección interior" style:family="paragraph" style:parent-style-name="Standard" style:default-outline-level="">
      <style:paragraph-properties fo:margin-top="0cm" fo:margin-bottom="0cm" style:contextual-spacing="false" style:line-height-at-least="0.423cm" fo:text-align="justify" style:justify-single-word="false"/>
      <style:text-properties style:font-name="Garamond" fo:font-family="Garamond" style:font-family-generic="roman" style:font-pitch="variable" fo:font-size="10pt" fo:language="es" fo:country="CO" style:font-size-asian="10pt" style:font-name-complex="Garamond1" style:font-family-complex="Garamond" style:font-family-generic-complex="system" style:font-pitch-complex="variable" style:font-size-complex="10pt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 Black" style:font-family-complex="'Arial Black'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 Black" style:font-family-complex="'Arial Black'" style:font-family-generic-complex="swiss" style:font-pitch-complex="variable"/>
    </style:style>
    <style:style style:name="WW8Num3z0" style:family="text">
      <style:text-properties style:use-window-font-color="true" style:font-name="Symbol" fo:font-family="Symbol" style:font-family-generic="roman" style:font-pitch="variable" style:font-charset="x-symbol" fo:font-size="11pt" fo:font-style="italic" fo:font-weight="normal" fo:background-color="transparent" style:font-name-asian="Times New Roman" style:font-family-asian="'Times New Roman'" style:font-family-generic-asian="roman" style:font-pitch-asian="variable" style:font-size-asian="11pt" style:font-style-asian="italic" style:font-weight-asian="normal" style:font-name-complex="Times New Roman" style:font-family-complex="'Times New Roman'" style:font-family-generic-complex="roman" style:font-pitch-complex="variable" style:font-size-complex="11pt" style:font-style-complex="italic" style:font-weight-complex="normal"/>
    </style:style>
    <style:style style:name="WW8Num3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2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 Black" style:font-family-complex="'Arial Black'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 Black" style:font-family-complex="'Arial Black'" style:font-family-generic-complex="swiss" style:font-pitch-complex="variable"/>
    </style:style>
    <style:style style:name="WW8Num9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Arial Black" fo:font-family="'Arial Black'" style:font-family-generic="swiss" style:font-pitch="variable" fo:font-size="9pt" fo:font-style="normal" fo:font-weight="normal" style:font-size-asian="9pt" style:font-style-asian="normal" style:font-weight-asian="normal" style:font-name-complex="Arial Black" style:font-family-complex="'Arial Black'" style:font-family-generic-complex="swiss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 Black" style:font-family-complex="'Arial Black'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 Black" style:font-family-complex="'Arial Black'" style:font-family-generic-complex="swiss" style:font-pitch-complex="variable"/>
    </style:style>
    <style:style style:name="WW8Num13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 Black" style:font-family-complex="'Arial Black'" style:font-family-generic-complex="swiss" style:font-pitch-complex="variable"/>
    </style:style>
    <style:style style:name="WW8Num15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 Black" style:font-family-complex="'Arial Black'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Texto_20_independiente_20_2_20_Car" style:display-name="Texto independiente 2 Car" style:family="text" style:parent-style-name="Fuente_20_de_20_párrafo_20_predeter.">
      <style:text-properties fo:font-size="12pt" fo:language="es" fo:country="ES" style:font-size-asian="12pt" style:font-size-complex="12pt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2pt" fo:language="es" fo:country="ES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Título_20_3_20_Car" style:display-name="Título 3 Car" style:family="text" style:parent-style-name="Fuente_20_de_20_párrafo_20_predeter.">
      <style:text-properties style:font-name="Cambria" fo:font-family="Cambria" style:font-family-generic="roman" style:font-pitch="variable" fo:font-size="13pt" fo:language="es" fo:country="ES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object2" style:family="text" style:parent-style-name="Fuente_20_de_20_párrafo_20_predeter.">
      <style:text-properties fo:color="#00008b" style:text-line-through-style="none" style:text-underline-style="none"/>
    </style:style>
    <style:style style:name="object7" style:family="text" style:parent-style-name="Fuente_20_de_20_párrafo_20_predeter."/>
    <style:style style:name="A33" style:family="text">
      <style:text-properties fo:color="#221e1f" fo:font-size="5.5pt" style:font-size-asian="5.5pt" style:font-size-complex="5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es" fo:country="CO" style:language-asian="es" style:country-asian="CO" style:font-size-complex="10pt"/>
    </style:style>
    <style:style style:name="MP2" style:family="paragraph" style:parent-style-name="Header">
      <style:text-properties style:font-name="Arial" style:font-name-complex="Arial"/>
    </style:style>
    <style:style style:name="MP3" style:family="paragraph" style:parent-style-name="Text_20_body">
      <style:paragraph-properties fo:text-align="justify" style:justify-single-word="false"/>
      <style:text-properties fo:color="#00000a" style:font-name="Verdana" fo:font-size="11pt" fo:font-weight="bold" officeooo:paragraph-rsid="00284eba" style:font-size-asian="11pt" style:font-weight-asian="bold" style:font-name-complex="Verdana1" style:font-size-complex="11pt"/>
    </style:style>
    <style:style style:name="MP4" style:family="paragraph" style:parent-style-name="Text_20_body">
      <style:paragraph-properties fo:text-align="justify" style:justify-single-word="false"/>
      <style:text-properties style:font-name="Verdana" fo:font-size="11pt" officeooo:paragraph-rsid="00284eba" style:font-size-asian="11pt" style:font-size-complex="11pt"/>
    </style:style>
    <style:style style:name="MP5" style:family="paragraph" style:parent-style-name="Text_20_body">
      <style:paragraph-properties fo:text-align="justify" style:justify-single-word="false"/>
      <style:text-properties fo:color="#000000" style:font-name="Tahoma1" fo:font-size="11.5pt" fo:language="es" fo:country="CO" fo:font-weight="bold" officeooo:paragraph-rsid="00284eba" fo:background-color="#ffffff" style:font-name-asian="Times New Roman1" style:font-size-asian="11.5pt" style:language-asian="es" style:country-asian="CO" style:font-weight-asian="bold" style:font-name-complex="Arial2" style:font-size-complex="11.5pt" style:language-complex="ar" style:country-complex="SA" style:font-weight-complex="bold"/>
    </style:style>
    <style:style style:name="MP6" style:family="paragraph" style:parent-style-name="Pa1_2b_1">
      <style:paragraph-properties fo:line-height="100%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color="#00000a" fo:font-weight="bold" style:font-weight-asian="bold" style:font-name-complex="Verdana1"/>
    </style:style>
    <style:style style:name="MT2" style:family="text">
      <style:text-properties fo:color="#000000" fo:language="es" fo:country="CO" fo:font-weight="bold" fo:background-color="#ffffff" style:font-name-asian="Times New Roman1" style:language-asian="es" style:country-asian="CO" style:font-weight-asian="bold" style:font-name-complex="Arial2" style:language-complex="ar" style:country-complex="SA" style:font-weight-complex="bold"/>
    </style:style>
    <style:style style:name="MT3" style:family="text">
      <style:text-properties fo:font-size="9pt" style:font-size-asian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33.02cm" style:num-format="1" style:print-orientation="portrait" fo:margin-top="1.251cm" fo:margin-bottom="1.251cm" fo:margin-left="3.5cm" fo:margin-right="2.2cm" style:writing-mode="lr-tb" style:layout-grid-color="#c0c0c0" style:layout-grid-lines="4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char" svg:x="6.138cm" svg:y="-0.291cm" svg:width="3.351cm" svg:height="2.083cm" draw:z-index="5"><draw:image xlink:href="Pictures/1000000000000180000000EFF3F780BE.jpg" xlink:type="simple" xlink:show="embed" xlink:actuate="onLoad"/></draw:frame></text:p>
        <text:p text:style-name="MP2"/>
        <text:p text:style-name="MP2"/>
        <text:p text:style-name="Header"/>
        <text:p text:style-name="MP3"/>
        <text:p text:style-name="MP4"><text:span text:style-name="MT1">10 CONTRATACIÓN DIRECTA - </text:span><text:span text:style-name="MT2">CONTRATO DE <text:s/>PRESTACIÓN DE SERVICIOS <text:s/>PROFESIONALES No. ______ DE 20__, CELEBRADO ENTRE EL INSTITUTO DISTRITAL DE RECREACIÓN Y DEPORTE Y ___________________.</text:span></text:p>
        <text:p text:style-name="MP5"/>
      </style:header>
      <style:footer>
        <text:p text:style-name="MP6"><draw:frame draw:style-name="Mfr2" draw:name="gráficos1" text:anchor-type="char" svg:x="3.81cm" svg:y="-0.198cm" svg:width="4.942cm" svg:height="2.074cm" draw:z-index="7"><draw:image xlink:href="Pictures/10000000000003B80000019413D200E7.jpg" xlink:type="simple" xlink:show="embed" xlink:actuate="onLoad"/></draw:frame><draw:frame draw:style-name="Mfr2" draw:name="gráficos2" text:anchor-type="char" svg:x="12.594cm" svg:y="-0.224cm" svg:width="3.011cm" svg:height="1.974cm" draw:z-index="13"><draw:image xlink:href="Pictures/1000000000000170000000F5CA912776.jpg" xlink:type="simple" xlink:show="embed" xlink:actuate="onLoad"/></draw:frame><text:span text:style-name="A33"><text:span text:style-name="MT3">Calle 63 No. 59A - 06</text:span></text:span></text:p>
        <text:p text:style-name="MP6"><text:span text:style-name="A33"><text:span text:style-name="MT3">Tel.: 660 5400</text:span></text:span></text:p>
        <text:p text:style-name="MP6"><text:span text:style-name="A33"><text:span text:style-name="MT3">www.idrd.gov.co</text:span></text:span></text:p>
        <text:p text:style-name="MP6"><text:span text:style-name="A33"><text:span text:style-name="MT3">Info: Línea 195</text:span></text:span></text:p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TICIAS IDRD NOTICIAS IDRD NOTICIAS IDRD NOTICIAS IDRD NOTICIAS IDRD NOTICIAS IDRD NOTICIAS IDRD</dc:title>
    <meta:initial-creator>instituto distrital para la recreación y el deporte IDR</meta:initial-creator>
    <meta:creation-date>2012-08-08T13:11:00</meta:creation-date>
    <dc:date>2015-04-30T08:40:13.531000000</dc:date>
    <meta:print-date>2015-03-17T11:53:41.599000000</meta:print-date>
    <meta:editing-cycles>70</meta:editing-cycles>
    <meta:editing-duration>PT11H24M49S</meta:editing-duration>
    <meta:generator>LibreOffice/4.1.4.2$Windows_x86 LibreOffice_project/0a0440ccc0227ad9829de5f46be37cfb6edcf72</meta:generator>
    <meta:document-statistic meta:table-count="3" meta:image-count="3" meta:object-count="0" meta:page-count="6" meta:paragraph-count="25" meta:word-count="2722" meta:character-count="18032" meta:non-whitespace-character-count="15266"/>
  </office:meta>
</office:document-meta>
</file>